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icrosoft Sans Serif" svg:font-family="'Microsoft Sans Serif'"/>
    <style:font-face style:name="Arial1" svg:font-family="Arial" style:font-family-generic="swiss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Iné" style:master-page-name="">
      <style:paragraph-properties fo:line-height="150%" fo:text-align="start" style:justify-single-word="false" style:page-number="auto"/>
    </style:style>
    <style:style style:name="P3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/>
    </style:style>
    <style:style style:name="P5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/>
      <style:text-properties officeooo:paragraph-rsid="0014409f"/>
    </style:style>
    <style:style style:name="P6" style:family="paragraph" style:parent-style-name="Standard">
      <style:paragraph-properties fo:line-height="150%"/>
      <style:text-properties style:font-name="Arial" officeooo:paragraph-rsid="00135fe4"/>
    </style:style>
    <style:style style:name="P7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</style:style>
    <style:style style:name="P8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  <style:text-properties officeooo:paragraph-rsid="00135fe4"/>
    </style:style>
    <style:style style:name="P9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  <style:text-properties officeooo:paragraph-rsid="0014409f"/>
    </style:style>
    <style:style style:name="P1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14409f"/>
    </style:style>
    <style:style style:name="P1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1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14409f"/>
    </style:style>
    <style:style style:name="P16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</style:style>
    <style:style style:name="P17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  <style:text-properties officeooo:paragraph-rsid="0014409f"/>
    </style:style>
    <style:style style:name="P18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9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14409f"/>
    </style:style>
    <style:style style:name="P20" style:family="paragraph" style:parent-style-name="Základný_20_text_20__28_4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21" style:family="paragraph" style:parent-style-name="Základný_20_text_20__28_4_29_">
      <style:paragraph-properties fo:margin-left="0cm" fo:margin-right="0cm" fo:line-height="150%" fo:text-align="start" style:justify-single-word="false" fo:text-indent="0cm" style:auto-text-indent="false"/>
    </style:style>
    <style:style style:name="T1" style:family="text">
      <style:text-properties fo:color="#000000" style:font-name="Arial" fo:background-color="#80ffff" loext:char-shading-value="0"/>
    </style:style>
    <style:style style:name="T2" style:family="text">
      <style:text-properties fo:color="#000000" style:font-name="Arial" officeooo:rsid="00135fe4" fo:background-color="#80ffff" loext:char-shading-value="0"/>
    </style:style>
    <style:style style:name="T3" style:family="text">
      <style:text-properties fo:color="#000000" style:font-name="Arial" officeooo:rsid="0014409f" fo:background-color="#80ffff" loext:char-shading-value="0"/>
    </style:style>
    <style:style style:name="T4" style:family="text">
      <style:text-properties fo:color="#000000" style:font-name="Arial" fo:font-style="italic" fo:background-color="#80ffff" loext:char-shading-value="0" style:font-style-asian="italic" style:font-style-complex="italic"/>
    </style:style>
    <style:style style:name="T5" style:family="text">
      <style:text-properties fo:color="#000000" style:font-name="Arial1" officeooo:rsid="0014409f" fo:background-color="#80ffff" loext:char-shading-value="0" style:font-name-asian="Microsoft Sans Serif" style:font-name-complex="Microsoft Sans Serif"/>
    </style:style>
    <style:style style:name="T6" style:family="text">
      <style:text-properties officeooo:rsid="00135fe4"/>
    </style:style>
    <style:style style:name="T7" style:family="text">
      <style:text-properties style:font-name="Arial"/>
    </style:style>
    <style:style style:name="T8" style:family="text">
      <style:text-properties style:font-name="Arial" officeooo:rsid="0014409f"/>
    </style:style>
    <style:style style:name="T9" style:family="text">
      <style:text-properties style:font-name="Arial" fo:font-style="italic" style:font-style-asian="italic" style:font-style-complex="italic"/>
    </style:style>
    <style:style style:name="T10" style:family="text">
      <style:text-properties style:font-name="Arial" fo:font-style="italic" officeooo:rsid="0014409f" style:font-style-asian="italic" style:font-style-complex="italic"/>
    </style:style>
    <style:style style:name="T11" style:family="text">
      <style:text-properties style:font-name="Arial" fo:font-style="italic" officeooo:rsid="00135fe4" style:font-style-asian="italic" style:font-style-complex="italic"/>
    </style:style>
    <style:style style:name="T12" style:family="text">
      <style:text-properties style:font-name="Arial1" officeooo:rsid="0014409f" style:font-name-asian="Arial1" style:font-name-complex="Arial1"/>
    </style:style>
    <style:style style:name="T13" style:family="text">
      <style:text-properties style:font-name="Arial1" officeooo:rsid="0014409f" style:font-name-asian="Microsoft Sans Serif" style:font-name-complex="Microsoft Sans Serif"/>
    </style:style>
    <style:style style:name="Sect1" style:family="section">
      <style:section-properties fo:margin-left="0.635cm" fo:margin-right="0.635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0">
        <text:p text:style-name="P6"><text:span text:style-name="T6">Maša Haľamová</text:span></text:p>
        <text:p text:style-name="P10"><text:span text:style-name="CharStyle15"><text:span text:style-name="T7">ČERVENÝ MAK</text:span></text:span></text:p>
        <text:p text:style-name="P10"><text:span text:style-name="CharStyle15"><text:span text:style-name="T7"/></text:span></text:p>
        <text:p text:style-name="P7"><text:span text:style-name="CharStyle15"><text:span text:style-name="T7"/></text:span></text:p>
        <text:p text:style-name="P8"><text:span text:style-name="CharStyle15"><text:span text:style-name="T11">I</text:span></text:span></text:p>
        <text:p text:style-name="P8"><text:span text:style-name="CharStyle15"><text:span text:style-name="T7"/></text:span></text:p>
        <text:p text:style-name="P8"><text:span text:style-name="CharStyle15"><text:span text:style-name="T7">ČERVENÝ MAK</text:span></text:span></text:p>
        <text:p text:style-name="P8"><text:span text:style-name="CharStyle15"><text:span text:style-name="T7"/></text:span></text:p>
        <text:p text:style-name="P8"><text:span text:style-name="CharStyle15"><text:span text:style-name="T7">Pod Tatrami</text:span></text:span></text:p>
        <text:p text:style-name="P8"><text:span text:style-name="CharStyle15"><text:span text:style-name="T7">kvitne len málo</text:span></text:span></text:p>
        <text:p text:style-name="P8"><text:span text:style-name="CharStyle15"><text:span text:style-name="T7">kvetov teplého leta.</text:span></text:span></text:p>
        <text:p text:style-name="P10"><text:span text:style-name="CharStyle15"><text:span text:style-name="T7"/></text:span></text:p>
        <text:p text:style-name="P8"><text:span text:style-name="CharStyle15"><text:span text:style-name="T7">Keď slnce vykúzli</text:span></text:span></text:p>
        <text:p text:style-name="P8"><text:span text:style-name="CharStyle15"><text:span text:style-name="T7">zo skalnej zeme kvet,</text:span></text:span></text:p>
        <text:p text:style-name="P8"><text:span text:style-name="CharStyle15"><text:span text:style-name="T7">je to milos</text:span></text:span><text:span text:style-name="CharStyle15"><text:span text:style-name="T2">ť</text:span></text:span><text:span text:style-name="CharStyle15"><text:span text:style-name="T7">.</text:span></text:span></text:p>
        <text:p text:style-name="P10"><text:span text:style-name="CharStyle15"><text:span text:style-name="T7"/></text:span></text:p>
        <text:p text:style-name="P8"><text:span text:style-name="CharStyle15"><text:span text:style-name="T7">Pod mojím oblokom</text:span></text:span></text:p>
        <text:p text:style-name="P9"><text:span text:style-name="CharStyle15"><text:span text:style-name="T7">rozkvitol rud</text:span></text:span><text:span text:style-name="CharStyle15"><text:span text:style-name="T8">ý</text:span></text:span><text:span text:style-name="CharStyle15"><text:span text:style-name="T7"> mak.</text:span></text:span></text:p>
        <text:p text:style-name="P9"><text:span text:style-name="CharStyle15"><text:span text:style-name="T7">Symbol a hosť.</text:span></text:span></text:p>
        <text:p text:style-name="P10"><text:span text:style-name="CharStyle15"><text:span text:style-name="T7"/></text:span></text:p>
        <text:p text:style-name="P9"><text:span text:style-name="CharStyle15"><text:span text:style-name="T7">Sná</text:span></text:span><text:span text:style-name="CharStyle15"><text:span text:style-name="T8">ď</text:span></text:span><text:span text:style-name="CharStyle15"><text:span text:style-name="T7"> vykvitol z krvi,</text:span></text:span></text:p>
        <text:p text:style-name="P9"><text:span text:style-name="CharStyle15"><text:span text:style-name="T7">sná</text:span></text:span><text:span text:style-name="CharStyle15"><text:span text:style-name="T8">ď</text:span></text:span><text:span text:style-name="CharStyle15"><text:span text:style-name="T7"> z lásky.</text:span></text:span></text:p>
        <text:p text:style-name="P10"><text:span text:style-name="CharStyle15"><text:span text:style-name="T7">Nikomu nedám ho zkmásať.</text:span></text:span></text:p>
        <text:p text:style-name="P10"><text:span text:style-name="CharStyle15"><text:span text:style-name="T7"/></text:span></text:p>
        <text:p text:style-name="P9"><text:span text:style-name="CharStyle15"><text:span text:style-name="T7">Podvečer milému</text:span></text:span></text:p>
        <text:p text:style-name="P9"><text:span text:style-name="CharStyle15"><text:span text:style-name="T7">musím ho ukázať.</text:span></text:span></text:p>
        <text:p text:style-name="P10"><text:span text:style-name="CharStyle15"><text:span text:style-name="T7">Poviem mu:</text:span></text:span></text:p>
        <text:p text:style-name="P3"><text:span text:style-name="CharStyle13"><text:span text:style-name="T7"/></text:span></text:p>
        <text:p text:style-name="P11"><text:span text:style-name="CharStyle15"><text:span text:style-name="T7">Tu je červený mak,</text:span></text:span></text:p>
        <text:p text:style-name="P9"><text:span text:style-name="CharStyle15"><text:span text:style-name="T7">čo do rána zvädne</text:span></text:span></text:p>
        <text:p text:style-name="P9"><text:span text:style-name="CharStyle15"><text:span text:style-name="T7">a Ty si lekár</text:span></text:span><text:span text:style-name="CharStyle15"><text:span text:style-name="T1">.</text:span></text:span></text:p>
        <text:p text:style-name="P10"><text:span text:style-name="CharStyle15"><text:span text:style-name="T7"/></text:span></text:p>
        <text:p text:style-name="P9"><text:span text:style-name="CharStyle15"><text:span text:style-name="T7">Srdce si musíš hlboko schovať</text:span></text:span></text:p>
        <text:p text:style-name="P9"><text:span text:style-name="CharStyle15"><text:span text:style-name="T7">pred utrpením</text:span></text:span></text:p>
        <text:p text:style-name="P9"><text:span text:style-name="CharStyle15"><text:span text:style-name="T7">a na tvár vsadiť masku.</text:span></text:span></text:p>
        <text:p text:style-name="P10"><text:soft-page-break/><text:span text:style-name="CharStyle15"><text:span text:style-name="T7"/></text:span></text:p>
        <text:p text:style-name="P9"><text:span text:style-name="CharStyle15"><text:span text:style-name="T7">H</text:span></text:span><text:span text:style-name="CharStyle15"><text:span text:style-name="T8">ľ</text:span></text:span><text:span text:style-name="CharStyle15"><text:span text:style-name="T7">a</text:span></text:span><text:span text:style-name="CharStyle15"><text:span text:style-name="T8">ď</text:span></text:span><text:span text:style-name="CharStyle15"><text:span text:style-name="T7"> dnes mojimi očami,</text:span></text:span></text:p>
        <text:p text:style-name="P9"><text:span text:style-name="CharStyle15"><text:span text:style-name="T7">pohraj sa s makom červeným</text:span></text:span></text:p>
        <text:p text:style-name="P9"><text:span text:style-name="CharStyle15"><text:span text:style-name="T7">a pr</text:span></text:span><text:span text:style-name="CharStyle15"><text:span text:style-name="T3">í</text:span></text:span><text:span text:style-name="CharStyle15"><text:span text:style-name="T7">jmi moju lásku.</text:span></text:span></text:p>
        <text:p text:style-name="P10"><text:span text:style-name="CharStyle15"><text:span text:style-name="T7"/></text:span></text:p>
        <text:p text:style-name="P7"><text:span text:style-name="CharStyle15"><text:span text:style-name="T7"/></text:span></text:p>
        <text:p text:style-name="P7"><text:span text:style-name="CharStyle15"><text:span text:style-name="T7">JAR</text:span></text:span></text:p>
        <text:p text:style-name="P10"><text:span text:style-name="CharStyle15"><text:span text:style-name="T7"/></text:span></text:p>
        <text:p text:style-name="P9"><text:span text:style-name="CharStyle15"><text:span text:style-name="T7">Ďaleko v lese</text:span></text:span></text:p>
        <text:p text:style-name="P9"><text:span text:style-name="CharStyle15"><text:span text:style-name="T7">spieva vták.</text:span></text:span></text:p>
        <text:p text:style-name="P11"><text:span text:style-name="CharStyle15"><text:span text:style-name="T7">Vetve čakajú</text:span></text:span></text:p>
        <text:p text:style-name="P9"><text:span text:style-name="CharStyle15"><text:span text:style-name="T7">a nebo nepohne sa.</text:span></text:span></text:p>
        <text:p text:style-name="P10"><text:span text:style-name="CharStyle15"><text:span text:style-name="T7"/></text:span></text:p>
        <text:p text:style-name="P9"><text:span text:style-name="CharStyle15"><text:span text:style-name="T7">Na mladých lúkach</text:span></text:span></text:p>
        <text:p text:style-name="P9"><text:span text:style-name="CharStyle15"><text:span text:style-name="T7">túla sa</text:span></text:span></text:p>
        <text:p text:style-name="P9"><text:span text:style-name="CharStyle15"><text:span text:style-name="T7">vysmiate slnko</text:span></text:span></text:p>
        <text:p text:style-name="P9"><text:span text:style-name="CharStyle15"><text:span text:style-name="T7">a vŕbam pri potoku</text:span></text:span></text:p>
        <text:p text:style-name="P9"><text:span text:style-name="CharStyle15"><text:span text:style-name="T7">chvejú sa puky.</text:span></text:span></text:p>
        <text:p text:style-name="P10"><text:span text:style-name="CharStyle15"><text:span text:style-name="T7"/></text:span></text:p>
        <text:p text:style-name="P9"><text:span text:style-name="CharStyle15"><text:span text:style-name="T7">Zem vonia</text:span></text:span></text:p>
        <text:p text:style-name="P9"><text:span text:style-name="CharStyle15"><text:span text:style-name="T7">a človek by s jarou</text:span></text:span></text:p>
        <text:p text:style-name="P9"><text:span text:style-name="CharStyle15"><text:span text:style-name="T7">rozhodil po zemi ruky.</text:span></text:span></text:p>
        <text:p text:style-name="P10"><text:span text:style-name="CharStyle15"><text:span text:style-name="T7"/></text:span></text:p>
        <text:p text:style-name="P9"><text:span text:style-name="CharStyle15"><text:span text:style-name="T7">So srdcom obrodeným</text:span></text:span></text:p>
        <text:p text:style-name="P9"><text:span text:style-name="CharStyle15"><text:span text:style-name="T7">rozdal sa celý</text:span></text:span></text:p>
        <text:p text:style-name="P9"><text:span text:style-name="CharStyle15"><text:span text:style-name="T7">a začal znova</text:span></text:span></text:p>
        <text:p text:style-name="P9"><text:span text:style-name="CharStyle15"><text:span text:style-name="T7">s láskou i utrpením.</text:span></text:span></text:p>
        <text:p text:style-name="P10"><text:span text:style-name="CharStyle15"><text:span text:style-name="T7"/></text:span></text:p>
        <text:p text:style-name="P7"><text:span text:style-name="CharStyle15"><text:span text:style-name="T7"/></text:span></text:p>
        <text:p text:style-name="P7"><text:span text:style-name="CharStyle15"><text:span text:style-name="T7">STESK</text:span></text:span></text:p>
        <text:p text:style-name="P14"><text:span text:style-name="CharStyle15"><text:span text:style-name="T7"/></text:span></text:p>
        <text:p text:style-name="P17"><text:span text:style-name="CharStyle15"><text:span text:style-name="T7">Od zeme</text:span></text:span></text:p>
        <text:p text:style-name="P17"><text:span text:style-name="CharStyle15"><text:span text:style-name="T7">ďaleko</text:span></text:span></text:p>
        <text:p text:style-name="P17"><text:span text:style-name="CharStyle15"><text:span text:style-name="T7">k svitu</text:span></text:span></text:p>
        <text:p text:style-name="P17"><text:span text:style-name="CharStyle15"><text:span text:style-name="T7">prekrásnych hviezd</text:span></text:span><text:span text:style-name="CharStyle15"><text:span text:style-name="T1">.</text:span></text:span></text:p>
        <text:p text:style-name="P14"><text:soft-page-break/><text:span text:style-name="CharStyle15"><text:span text:style-name="T7"/></text:span></text:p>
        <text:p text:style-name="P17"><text:span text:style-name="CharStyle15"><text:span text:style-name="T7">Nedôjdem</text:span></text:span></text:p>
        <text:p text:style-name="P17"><text:span text:style-name="CharStyle15"><text:span text:style-name="T7">so srdcom</text:span></text:span></text:p>
        <text:p text:style-name="P17"><text:span text:style-name="CharStyle15"><text:span text:style-name="T7">a láskou</text:span></text:span></text:p>
        <text:p text:style-name="P17"><text:span text:style-name="CharStyle15"><text:span text:style-name="T7">odovzdanou.</text:span></text:span></text:p>
        <text:p text:style-name="P14"><text:span text:style-name="CharStyle15"><text:span text:style-name="T7"/></text:span></text:p>
        <text:p text:style-name="P17"><text:span text:style-name="CharStyle15"><text:span text:style-name="T7">Na zemi</text:span></text:span></text:p>
        <text:p text:style-name="P17"><text:span text:style-name="CharStyle15"><text:span text:style-name="T7">mnoho je</text:span></text:span></text:p>
        <text:p text:style-name="P17"><text:span text:style-name="CharStyle15"><text:span text:style-name="T7">bielych</text:span></text:span></text:p>
        <text:p text:style-name="P17"><text:span text:style-name="CharStyle15"><text:span text:style-name="T7">i lesných ciest</text:span></text:span></text:p>
        <text:p text:style-name="P14"><text:span text:style-name="CharStyle15"><text:span text:style-name="T7"/></text:span></text:p>
        <text:p text:style-name="P17"><text:span text:style-name="CharStyle15"><text:span text:style-name="T7">do kamenného</text:span></text:span></text:p>
        <text:p text:style-name="P17"><text:span text:style-name="CharStyle15"><text:span text:style-name="T7">mesta</text:span></text:span></text:p>
        <text:p text:style-name="P15"><text:span text:style-name="CharStyle15"><text:span text:style-name="T7">i rozkvitnutých</text:span></text:span></text:p>
        <text:p text:style-name="P17"><text:span text:style-name="CharStyle15"><text:span text:style-name="T7">hájov.</text:span></text:span></text:p>
        <text:p text:style-name="P10"><text:span text:style-name="CharStyle15"><text:span text:style-name="T7"/></text:span></text:p>
        <text:p text:style-name="P9"><text:span text:style-name="CharStyle15"><text:span text:style-name="T7">A ja dnes</text:span></text:span></text:p>
        <text:p text:style-name="P9"><text:span text:style-name="CharStyle15"><text:span text:style-name="T7">jedinej</text:span></text:span></text:p>
        <text:p text:style-name="P9"><text:span text:style-name="CharStyle15"><text:span text:style-name="T7">cestičky</text:span></text:span></text:p>
        <text:p text:style-name="P9"><text:span text:style-name="CharStyle15"><text:span text:style-name="T7">neznám.</text:span></text:span></text:p>
        <text:p text:style-name="P10"><text:span text:style-name="CharStyle15"><text:span text:style-name="T7"/></text:span></text:p>
        <text:p text:style-name="P9"><text:span text:style-name="CharStyle15"><text:span text:style-name="T7">Ani do mesta</text:span></text:span></text:p>
        <text:p text:style-name="P9"><text:span text:style-name="CharStyle15"><text:span text:style-name="T7">kamenného,</text:span></text:span></text:p>
        <text:p text:style-name="P9"><text:span text:style-name="CharStyle15"><text:span text:style-name="T7">ani k pokojným</text:span></text:span></text:p>
        <text:p text:style-name="P9"><text:span text:style-name="CharStyle15"><text:span text:style-name="T7">hviezdam.</text:span></text:span></text:p>
        <text:p text:style-name="P3"><text:span text:style-name="CharStyle13"><text:span text:style-name="T7"/></text:span></text:p>
        <text:p text:style-name="P4"><text:span text:style-name="CharStyle13"><text:span text:style-name="T7"/></text:span></text:p>
        <text:p text:style-name="P10"><text:span text:style-name="CharStyle15"><text:span text:style-name="T7">MÁJ</text:span></text:span></text:p>
        <text:p text:style-name="P10"><text:span text:style-name="CharStyle15"><text:span text:style-name="T7"/></text:span></text:p>
        <text:p text:style-name="P9"><text:span text:style-name="CharStyle15"><text:span text:style-name="T7">V kamenné lono</text:span></text:span></text:p>
        <text:p text:style-name="P9"><text:span text:style-name="CharStyle15"><text:span text:style-name="T7">náhrobnej sochy</text:span></text:span></text:p>
        <text:p text:style-name="P9"><text:span text:style-name="CharStyle15"><text:span text:style-name="T7">drozd hniezdo uvil.</text:span></text:span></text:p>
        <text:p text:style-name="P10"><text:span text:style-name="CharStyle15"><text:span text:style-name="T7"/></text:span></text:p>
        <text:p text:style-name="P9"><text:span text:style-name="CharStyle15"><text:span text:style-name="T7">O jari zapískal</text:span></text:span></text:p>
        <text:p text:style-name="P9"><text:span text:style-name="CharStyle15"><text:span text:style-name="T7">mlá</text:span></text:span><text:span text:style-name="CharStyle15"><text:span text:style-name="T8">ď</text:span></text:span><text:span text:style-name="CharStyle15"><text:span text:style-name="T7">atám holým.</text:span></text:span></text:p>
        <text:p text:style-name="P10"><text:soft-page-break/><text:span text:style-name="CharStyle15"><text:span text:style-name="T7"/></text:span></text:p>
        <text:p text:style-name="P9"><text:span text:style-name="CharStyle15"><text:span text:style-name="T7">Dievčatá nesú</text:span></text:span></text:p>
        <text:p text:style-name="P9"><text:span text:style-name="CharStyle15"><text:span text:style-name="T7">rudé rty pyšne</text:span></text:span></text:p>
        <text:p text:style-name="P9"><text:span text:style-name="CharStyle15"><text:span text:style-name="T7">v zakvitlé sad</text:span></text:span><text:span text:style-name="CharStyle15"><text:span text:style-name="T1">y</text:span></text:span><text:span text:style-name="CharStyle15"><text:span text:style-name="T7">...</text:span></text:span></text:p>
        <text:p text:style-name="P10"><text:span text:style-name="CharStyle15"><text:span text:style-name="T7"/></text:span></text:p>
        <text:p text:style-name="P9"><text:span text:style-name="CharStyle15"><text:span text:style-name="T7">Za sivým Dunajom</text:span></text:span></text:p>
        <text:p text:style-name="P9"><text:span text:style-name="CharStyle15"><text:span text:style-name="T7">kvetnatá dúha.</text:span></text:span></text:p>
        <text:p text:style-name="P10"><text:span text:style-name="CharStyle15"><text:span text:style-name="T7"/></text:span></text:p>
        <text:p text:style-name="P9"><text:span text:style-name="CharStyle15"><text:span text:style-name="T7">Môj máj — je večná</text:span></text:span></text:p>
        <text:p text:style-name="P9"><text:span text:style-name="CharStyle15"><text:span text:style-name="T7">túlavá túha</text:span></text:span></text:p>
        <text:p text:style-name="P9"><text:span text:style-name="CharStyle15"><text:span text:style-name="T7">a srdce moje vták,</text:span></text:span></text:p>
        <text:p text:style-name="P9"><text:span text:style-name="CharStyle15"><text:span text:style-name="T7">čo v kameň hniezdo vije.</text:span></text:span></text:p>
        <text:p text:style-name="P3"><text:span text:style-name="CharStyle13"><text:span text:style-name="T7"/></text:span></text:p>
        <text:p text:style-name="P5"><text:span text:style-name="CharStyle13"><text:span text:style-name="T10">II</text:span></text:span></text:p>
        <text:p text:style-name="P5"><text:span text:style-name="CharStyle13"><text:span text:style-name="T8"/></text:span></text:p>
        <text:p text:style-name="P10"><text:span text:style-name="CharStyle15"><text:span text:style-name="T7">V ZAKLIATEJ HORE</text:span></text:span></text:p>
        <text:p text:style-name="P7"><text:span text:style-name="CharStyle15"><text:span text:style-name="T7"/></text:span></text:p>
        <text:p text:style-name="P15"><text:span text:style-name="CharStyle15"><text:span text:style-name="T3">Š</text:span></text:span><text:span text:style-name="CharStyle15"><text:span text:style-name="T7">li sme raz s milým</text:span></text:span></text:p>
        <text:p text:style-name="P17"><text:span text:style-name="CharStyle15"><text:span text:style-name="T7">cez ve</text:span></text:span><text:span text:style-name="CharStyle15"><text:span text:style-name="T8">ľ</text:span></text:span><text:span text:style-name="CharStyle15"><text:span text:style-name="T7">kú horu</text:span></text:span></text:p>
        <text:p text:style-name="P17"><text:span text:style-name="CharStyle15"><text:span text:style-name="T7">veselí.</text:span></text:span></text:p>
        <text:p text:style-name="P14"><text:span text:style-name="CharStyle15"><text:span text:style-name="T7"/></text:span></text:p>
        <text:p text:style-name="P17"><text:span text:style-name="CharStyle15"><text:span text:style-name="T7">Na vetvách stromov</text:span></text:span></text:p>
        <text:p text:style-name="P17"><text:span text:style-name="CharStyle15"><text:span text:style-name="T7">snehoví škriatci</text:span></text:span></text:p>
        <text:p text:style-name="P17"><text:span text:style-name="CharStyle15"><text:span text:style-name="T7">sedeli.</text:span></text:span></text:p>
        <text:p text:style-name="P14"><text:span text:style-name="CharStyle15"><text:span text:style-name="T7"/></text:span></text:p>
        <text:p text:style-name="P17"><text:span text:style-name="CharStyle15"><text:span text:style-name="T7">Smiala sa hora,</text:span></text:span></text:p>
        <text:p text:style-name="P17"><text:span text:style-name="CharStyle15"><text:span text:style-name="T7">potriasla z hrivy</text:span></text:span></text:p>
        <text:p text:style-name="P17"><text:span text:style-name="CharStyle15"><text:span text:style-name="T7">snehu chlad.</text:span></text:span></text:p>
        <text:p text:style-name="P14"><text:span text:style-name="CharStyle15"><text:span text:style-name="T7"/></text:span></text:p>
        <text:p text:style-name="P17"><text:span text:style-name="CharStyle15"><text:span text:style-name="T7">Povedal milý</text:span></text:span></text:p>
        <text:p text:style-name="P17"><text:span text:style-name="CharStyle15"><text:span text:style-name="T7">pod bielou jed</text:span></text:span><text:span text:style-name="CharStyle15"><text:span text:style-name="T8">ľ</text:span></text:span><text:span text:style-name="CharStyle15"><text:span text:style-name="T7">ou,</text:span></text:span></text:p>
        <text:p text:style-name="P17"><text:span text:style-name="CharStyle15"><text:span text:style-name="T7">že ma rád.</text:span></text:span></text:p>
        <text:p text:style-name="P15"><text:span text:style-name="CharStyle15"><text:span text:style-name="T7"/></text:span></text:p>
        <text:p text:style-name="P17"><text:span text:style-name="CharStyle15"><text:span text:style-name="T7">V tíšine nemej</text:span></text:span></text:p>
        <text:p text:style-name="P17"><text:span text:style-name="CharStyle15"><text:span text:style-name="T7">lyža o kameň</text:span></text:span></text:p>
        <text:p text:style-name="P17"><text:soft-page-break/><text:span text:style-name="CharStyle15"><text:span text:style-name="T7">zaklope.</text:span></text:span></text:p>
        <text:p text:style-name="P3"><text:span text:style-name="CharStyle13"><text:span text:style-name="T7"/></text:span></text:p>
        <text:p text:style-name="P11"><text:span text:style-name="CharStyle15"><text:span text:style-name="T7">Hej, mne je </text:span></text:span><text:span text:style-name="CharStyle15"><text:span text:style-name="T8">ľ</text:span></text:span><text:span text:style-name="CharStyle15"><text:span text:style-name="T7">ahko</text:span></text:span></text:p>
        <text:p text:style-name="P9"><text:span text:style-name="CharStyle15"><text:span text:style-name="T7">za mojím milým</text:span></text:span></text:p>
        <text:p text:style-name="P9"><text:span text:style-name="CharStyle15"><text:span text:style-name="T7">po stope</text:span></text:span><text:span text:style-name="CharStyle15"><text:span text:style-name="T1">.</text:span></text:span></text:p>
        <text:p text:style-name="P10"><text:span text:style-name="CharStyle15"><text:span text:style-name="T7"/></text:span></text:p>
        <text:p text:style-name="P7"><text:span text:style-name="CharStyle15"><text:span text:style-name="T7"/></text:span></text:p>
        <text:p text:style-name="P7"><text:span text:style-name="CharStyle15"><text:span text:style-name="T7">ELEGIA</text:span></text:span></text:p>
        <text:p text:style-name="P14"><text:span text:style-name="CharStyle15"><text:span text:style-name="T7"/></text:span></text:p>
        <text:p text:style-name="P17"><text:span text:style-name="CharStyle15"><text:span text:style-name="T7">Tak ako vlani</text:span></text:span></text:p>
        <text:p text:style-name="P17"><text:span text:style-name="CharStyle15"><text:span text:style-name="T7">padajú listy…</text:span></text:span></text:p>
        <text:p text:style-name="P17"><text:span text:style-name="CharStyle15"><text:span text:style-name="T7">Ľutuješ?</text:span></text:span></text:p>
        <text:p text:style-name="P17"><text:span text:style-name="CharStyle15"><text:span text:style-name="T7"/></text:span></text:p>
        <text:p text:style-name="P15"><text:span text:style-name="CharStyle15"><text:span text:style-name="T7">Spomienka raní</text:span></text:span><text:span text:style-name="CharStyle15"><text:span text:style-name="T1">.</text:span></text:span></text:p>
        <text:p text:style-name="P17"><text:span text:style-name="CharStyle15"><text:span text:style-name="T7">Je večer hmlistý…</text:span></text:span></text:p>
        <text:p text:style-name="P17"><text:span text:style-name="CharStyle15"><text:span text:style-name="T7">Sľubuješ?</text:span></text:span></text:p>
        <text:p text:style-name="P17"><text:span text:style-name="CharStyle15"><text:span text:style-name="T7"/></text:span></text:p>
        <text:p text:style-name="P15"><text:span text:style-name="CharStyle15"><text:span text:style-name="T7">Hlavu do dlaní</text:span></text:span></text:p>
        <text:p text:style-name="P17"><text:span text:style-name="CharStyle15"><text:span text:style-name="T7">polož mi tichú.</text:span></text:span></text:p>
        <text:p text:style-name="P17"><text:span text:style-name="CharStyle15"><text:span text:style-name="T7">Múdry bu</text:span></text:span><text:span text:style-name="CharStyle15"><text:span text:style-name="T8">ď</text:span></text:span><text:span text:style-name="CharStyle15"><text:span text:style-name="T7">!</text:span></text:span></text:p>
        <text:p text:style-name="P14"><text:span text:style-name="CharStyle15"><text:span text:style-name="T7"/></text:span></text:p>
        <text:p text:style-name="P17"><text:span text:style-name="CharStyle15"><text:span text:style-name="T7">Budeme sami</text:span></text:span></text:p>
        <text:p text:style-name="P17"><text:span text:style-name="CharStyle15"><text:span text:style-name="T7">a zlomíš pýchu</text:span></text:span></text:p>
        <text:p text:style-name="P17"><text:span text:style-name="CharStyle15"><text:span text:style-name="T7">v hrdý stud.</text:span></text:span></text:p>
        <text:p text:style-name="P3"><text:span text:style-name="CharStyle13"><text:span text:style-name="T7"/></text:span></text:p>
        <text:p text:style-name="P4"><text:span text:style-name="CharStyle13"><text:span text:style-name="T7"/></text:span></text:p>
        <text:p text:style-name="P14"><text:span text:style-name="CharStyle15"><text:span text:style-name="T7">BALADA</text:span></text:span></text:p>
        <text:p text:style-name="P16"><text:span text:style-name="CharStyle15"><text:span text:style-name="T7"/></text:span></text:p>
        <text:p text:style-name="P11"><text:span text:style-name="CharStyle15"><text:span text:style-name="T7">Pohnevaly sme sa </text:span></text:span><text:span text:style-name="CharStyle15"><text:span text:style-name="T12">—</text:span></text:span></text:p>
        <text:p text:style-name="P9"><text:span text:style-name="CharStyle15"><text:span text:style-name="T7">moje oči</text:span></text:span></text:p>
        <text:p text:style-name="P9"><text:span text:style-name="CharStyle15"><text:span text:style-name="T7">a ja</text:span></text:span></text:p>
        <text:p text:style-name="P9"><text:span text:style-name="CharStyle15"><text:span text:style-name="T1"/></text:span></text:p>
        <text:p text:style-name="P11"><text:span text:style-name="CharStyle15"><text:span text:style-name="T7">Prezradily včera,</text:span></text:span></text:p>
        <text:p text:style-name="P9"><text:span text:style-name="CharStyle15"><text:span text:style-name="T7">čo už dlho</text:span></text:span></text:p>
        <text:p text:style-name="P9"><text:span text:style-name="CharStyle15"><text:span text:style-name="T7">taja.</text:span></text:span></text:p>
        <text:p text:style-name="P10"><text:soft-page-break/><text:span text:style-name="CharStyle15"><text:span text:style-name="T7"/></text:span></text:p>
        <text:p text:style-name="P9"><text:span text:style-name="CharStyle15"><text:span text:style-name="T7">Ke</text:span></text:span><text:span text:style-name="CharStyle15"><text:span text:style-name="T8">ď</text:span></text:span><text:span text:style-name="CharStyle15"><text:span text:style-name="T7"> sme sa vracali</text:span></text:span></text:p>
        <text:p text:style-name="P9"><text:span text:style-name="CharStyle15"><text:span text:style-name="T7">spolu s milým</text:span></text:span></text:p>
        <text:p text:style-name="P9"><text:span text:style-name="CharStyle15"><text:span text:style-name="T7">k lesu —</text:span></text:span></text:p>
        <text:p text:style-name="P10"><text:span text:style-name="CharStyle15"><text:span text:style-name="T7"/></text:span></text:p>
        <text:p text:style-name="P9"><text:span text:style-name="CharStyle15"><text:span text:style-name="T7">odbehly mi vzdorn</text:span></text:span><text:span text:style-name="CharStyle15"><text:span text:style-name="T8">e</text:span></text:span></text:p>
        <text:p text:style-name="P9"><text:span text:style-name="CharStyle15"><text:span text:style-name="T7">ku skalnému</text:span></text:span></text:p>
        <text:p text:style-name="P10"><text:span text:style-name="CharStyle15"><text:span text:style-name="T7">tesu.</text:span></text:span></text:p>
        <text:p text:style-name="P10"><text:span text:style-name="CharStyle15"><text:span text:style-name="T7"/></text:span></text:p>
        <text:p text:style-name="P9"><text:span text:style-name="CharStyle15"><text:span text:style-name="T7">Darmo som volala</text:span></text:span></text:p>
        <text:p text:style-name="P9"><text:span text:style-name="CharStyle15"><text:span text:style-name="T7">za sebou ich</text:span></text:span></text:p>
        <text:p text:style-name="P9"><text:span text:style-name="CharStyle15"><text:span text:style-name="T7">v hneve,</text:span></text:span></text:p>
        <text:p text:style-name="P10"><text:span text:style-name="CharStyle15"><text:span text:style-name="T7"/></text:span></text:p>
        <text:p text:style-name="P9"><text:span text:style-name="CharStyle15"><text:span text:style-name="T7">musel ís</text:span></text:span><text:span text:style-name="CharStyle15"><text:span text:style-name="T3">ť</text:span></text:span><text:span text:style-name="CharStyle15"><text:span text:style-name="T7"> môj milý</text:span></text:span></text:p>
        <text:p text:style-name="P9"><text:span text:style-name="CharStyle15"><text:span text:style-name="T7">ku skalin</text:span></text:span><text:span text:style-name="CharStyle15"><text:span text:style-name="T1">á</text:span></text:span><text:span text:style-name="CharStyle15"><text:span text:style-name="T7">m</text:span></text:span></text:p>
        <text:p text:style-name="P9"><text:span text:style-name="CharStyle15"><text:span text:style-name="T7">pre ne.</text:span></text:span></text:p>
        <text:p text:style-name="P10"><text:span text:style-name="CharStyle15"><text:span text:style-name="T7"/></text:span></text:p>
        <text:p text:style-name="P9"><text:span text:style-name="CharStyle15"><text:span text:style-name="T7">A ke</text:span></text:span><text:span text:style-name="CharStyle15"><text:span text:style-name="T8">ď</text:span></text:span><text:span text:style-name="CharStyle15"><text:span text:style-name="T7"> mi ich podal</text:span></text:span></text:p>
        <text:p text:style-name="P9"><text:span text:style-name="CharStyle15"><text:span text:style-name="T7">silnou mužnou</text:span></text:span></text:p>
        <text:p text:style-name="P9"><text:span text:style-name="CharStyle15"><text:span text:style-name="T7">dlaňou,</text:span></text:span></text:p>
        <text:p text:style-name="P9"><text:span text:style-name="CharStyle15"><text:span text:style-name="T7"/></text:span></text:p>
        <text:p text:style-name="P9"><text:span text:style-name="CharStyle15"><text:span text:style-name="T7">nebola som ja viac</text:span></text:span></text:p>
        <text:p text:style-name="P9"><text:span text:style-name="CharStyle15"><text:span text:style-name="T7">vlastných očí</text:span></text:span></text:p>
        <text:p text:style-name="P9"><text:span text:style-name="CharStyle15"><text:span text:style-name="T7">paňou.</text:span></text:span></text:p>
        <text:p text:style-name="P3"><text:span text:style-name="CharStyle13"><text:span text:style-name="T7"/></text:span></text:p>
        <text:p text:style-name="P4"><text:span text:style-name="CharStyle13"><text:span text:style-name="T7"/></text:span></text:p>
        <text:p text:style-name="P10"><text:span text:style-name="CharStyle15"><text:span text:style-name="T7">MÁJOVÁ</text:span></text:span></text:p>
        <text:p text:style-name="P10"><text:span text:style-name="CharStyle15"><text:span text:style-name="T7"/></text:span></text:p>
        <text:p text:style-name="P9"><text:span text:style-name="CharStyle15"><text:span text:style-name="T7">Kostoly stavajú</text:span></text:span></text:p>
        <text:p text:style-name="P9"><text:span text:style-name="CharStyle15"><text:span text:style-name="T7">zo skaly,</text:span></text:span></text:p>
        <text:p text:style-name="P9"><text:span text:style-name="CharStyle15"><text:span text:style-name="T7">mramoru,</text:span></text:span></text:p>
        <text:p text:style-name="P9"><text:span text:style-name="CharStyle15"><text:span text:style-name="T7">prepychu.</text:span></text:span></text:p>
        <text:p text:style-name="P10"><text:span text:style-name="CharStyle15"><text:span text:style-name="T7"/></text:span></text:p>
        <text:p text:style-name="P9"><text:span text:style-name="CharStyle15"><text:span text:style-name="T7">Okolo kostola</text:span></text:span></text:p>
        <text:p text:style-name="P9"><text:span text:style-name="CharStyle15"><text:span text:style-name="T7">chodíme</text:span></text:span></text:p>
        <text:p text:style-name="P9"><text:soft-page-break/><text:span text:style-name="CharStyle15"><text:span text:style-name="T8">s</text:span></text:span><text:span text:style-name="CharStyle15"><text:span text:style-name="T7"> milým</text:span></text:span></text:p>
        <text:p text:style-name="P9"><text:span text:style-name="CharStyle15"><text:span text:style-name="T7">potichu.</text:span></text:span></text:p>
        <text:p text:style-name="P10"><text:span text:style-name="CharStyle15"><text:span text:style-name="T7"/></text:span></text:p>
        <text:p text:style-name="P9"><text:span text:style-name="CharStyle15"><text:span text:style-name="T7">Chceme si</text:span></text:span></text:p>
        <text:p text:style-name="P9"><text:span text:style-name="CharStyle15"><text:span text:style-name="T7">z bozkov</text:span></text:span></text:p>
        <text:p text:style-name="P9"><text:span text:style-name="CharStyle15"><text:span text:style-name="T7">postaviť</text:span></text:span></text:p>
        <text:p text:style-name="P9"><text:span text:style-name="CharStyle15"><text:span text:style-name="T7">kostol</text:span></text:span></text:p>
        <text:p text:style-name="P10"><text:span text:style-name="CharStyle15"><text:span text:style-name="T7"/></text:span></text:p>
        <text:p text:style-name="P9"><text:span text:style-name="CharStyle15"><text:span text:style-name="T7">a z lásky</text:span></text:span></text:p>
        <text:p text:style-name="P9"><text:span text:style-name="CharStyle15"><text:span text:style-name="T7">oltár</text:span></text:span></text:p>
        <text:p text:style-name="P9"><text:span text:style-name="CharStyle15"><text:span text:style-name="T7">mramorový.</text:span></text:span></text:p>
        <text:p text:style-name="P20"><text:span text:style-name="CharStyle17"><text:span text:style-name="T7"/></text:span></text:p>
        <text:p text:style-name="P21"><text:span text:style-name="CharStyle17"><text:span text:style-name="T7"/></text:span></text:p>
        <text:p text:style-name="P21"><text:span text:style-name="CharStyle17"><text:span text:style-name="T9">III</text:span></text:span></text:p>
        <text:p text:style-name="P3"><text:span text:style-name="CharStyle13"><text:span text:style-name="T7"/></text:span></text:p>
        <text:p text:style-name="P10"><text:span text:style-name="CharStyle15"><text:span text:style-name="T7">CINTORÍN POD TATRAMI</text:span></text:span></text:p>
        <text:p text:style-name="P14"><text:span text:style-name="CharStyle15"><text:span text:style-name="T7"/></text:span></text:p>
        <text:p text:style-name="P17"><text:span text:style-name="CharStyle15"><text:span text:style-name="T7">Večný hukot hôr</text:span></text:span></text:p>
        <text:p text:style-name="P17"><text:span text:style-name="CharStyle15"><text:span text:style-name="T7">obchádza tento nemý kút</text:span></text:span></text:p>
        <text:p text:style-name="P17"><text:span text:style-name="CharStyle15"><text:span text:style-name="T7">a vrchov reťaz tvrdá</text:span></text:span></text:p>
        <text:p text:style-name="P17"><text:span text:style-name="CharStyle15"><text:span text:style-name="T7">sem večný pohľad vrhá</text:span></text:span></text:p>
        <text:p text:style-name="P17"><text:span text:style-name="CharStyle15"><text:span text:style-name="T7">so skaly</text:span></text:span><text:span text:style-name="CharStyle15"><text:span text:style-name="T1">.</text:span></text:span></text:p>
        <text:p text:style-name="P14"><text:span text:style-name="CharStyle15"><text:span text:style-name="T7"/></text:span></text:p>
        <text:p text:style-name="P17"><text:span text:style-name="CharStyle15"><text:span text:style-name="T7">Na južnej stráni</text:span></text:span></text:p>
        <text:p text:style-name="P17"><text:span text:style-name="CharStyle15"><text:span text:style-name="T7">najkrajšie horí slnca žiar.</text:span></text:span></text:p>
        <text:p text:style-name="P17"><text:span text:style-name="CharStyle15"><text:span text:style-name="T7">Predsa kvety nevzišly</text:span></text:span></text:p>
        <text:p text:style-name="P17"><text:span text:style-name="CharStyle15"><text:span text:style-name="T7">zo sĺz, čo tu matičky</text:span></text:span></text:p>
        <text:p text:style-name="P17"><text:span text:style-name="CharStyle15"><text:span text:style-name="T7">plakaly.</text:span></text:span></text:p>
        <text:p text:style-name="P14"><text:span text:style-name="CharStyle15"><text:span text:style-name="T7"/></text:span></text:p>
        <text:p text:style-name="P17"><text:span text:style-name="CharStyle15"><text:span text:style-name="T7">Žalujem hory</text:span></text:span></text:p>
        <text:p text:style-name="P17"><text:span text:style-name="CharStyle15"><text:span text:style-name="T7">pre srdce kamenné a vzdor.</text:span></text:span></text:p>
        <text:p text:style-name="P17"><text:span text:style-name="CharStyle15"><text:span text:style-name="T7">Žalostné h</text:span></text:span><text:span text:style-name="CharStyle15"><text:span text:style-name="T1">ŕ</text:span></text:span><text:span text:style-name="CharStyle15"><text:span text:style-name="T7">bky hliny</text:span></text:span></text:p>
        <text:p text:style-name="P17"><text:span text:style-name="CharStyle15"><text:span text:style-name="T7">najkrajšiu mladosť skryly</text:span></text:span></text:p>
        <text:p text:style-name="P17"><text:span text:style-name="CharStyle15"><text:span text:style-name="T7">v cudzotu.</text:span></text:span></text:p>
        <text:p text:style-name="P3"><text:span text:style-name="CharStyle13"><text:span text:style-name="T7"/></text:span></text:p>
        <text:p text:style-name="P11"><text:soft-page-break/><text:span text:style-name="CharStyle15"><text:span text:style-name="T7">Bezmocný vietor</text:span></text:span></text:p>
        <text:p text:style-name="P9"><text:span text:style-name="CharStyle15"><text:span text:style-name="T7">ku plotu zlostne sa derie</text:span></text:span></text:p>
        <text:p text:style-name="P9"><text:span text:style-name="CharStyle15"><text:span text:style-name="T7">a biela závej snehu</text:span></text:span></text:p>
        <text:p text:style-name="P9"><text:span text:style-name="CharStyle15"><text:span text:style-name="T7">zhladí poslednú nehu</text:span></text:span></text:p>
        <text:p text:style-name="P9"><text:span text:style-name="CharStyle15"><text:span text:style-name="T7">v holotu.</text:span></text:span></text:p>
        <text:p text:style-name="P10"><text:span text:style-name="CharStyle15"><text:span text:style-name="T7"/></text:span></text:p>
        <text:p text:style-name="P7"><text:span text:style-name="CharStyle15"><text:span text:style-name="T7"/></text:span></text:p>
        <text:p text:style-name="P7"><text:span text:style-name="CharStyle15"><text:span text:style-name="T7">POHREB NA HORÁCH</text:span></text:span></text:p>
        <text:p text:style-name="P10"><text:span text:style-name="CharStyle15"><text:span text:style-name="T7"/></text:span></text:p>
        <text:p text:style-name="P9"><text:span text:style-name="CharStyle15"><text:span text:style-name="T7">Cez nekonečnú lúku</text:span></text:span></text:p>
        <text:p text:style-name="P9"><text:span text:style-name="CharStyle15"><text:span text:style-name="T7">snehom brodíme</text:span></text:span></text:p>
        <text:p text:style-name="P9"><text:span text:style-name="CharStyle15"><text:span text:style-name="T7">v smutných </text:span></text:span><text:span text:style-name="CharStyle15"><text:span text:style-name="T1">sn</text:span></text:span><text:span text:style-name="CharStyle15"><text:span text:style-name="T7">ách.</text:span></text:span></text:p>
        <text:p text:style-name="P10"><text:span text:style-name="CharStyle15"><text:span text:style-name="T7"/></text:span></text:p>
        <text:p text:style-name="P9"><text:span text:style-name="CharStyle15"><text:span text:style-name="T7">Pochovať ideme dievčatko —</text:span></text:span></text:p>
        <text:p text:style-name="P9"><text:span text:style-name="CharStyle15"><text:span text:style-name="T7">nevestu — na horách.</text:span></text:span></text:p>
        <text:p text:style-name="P10"><text:span text:style-name="CharStyle15"><text:span text:style-name="T7"/></text:span></text:p>
        <text:p text:style-name="P9"><text:span text:style-name="CharStyle15"><text:span text:style-name="T7">V našich pohľadoch skučí</text:span></text:span></text:p>
        <text:p text:style-name="P9"><text:span text:style-name="CharStyle15"><text:span text:style-name="T7">žia</text:span></text:span><text:span text:style-name="CharStyle15"><text:span text:style-name="T3">ľ</text:span></text:span><text:span text:style-name="CharStyle15"><text:span text:style-name="T7"> vycivený žalobu.</text:span></text:span></text:p>
        <text:p text:style-name="P10"><text:span text:style-name="CharStyle15"><text:span text:style-name="T7"/></text:span></text:p>
        <text:p text:style-name="P9"><text:span text:style-name="CharStyle15"><text:span text:style-name="T7">Spustili dievčatko skrehnuté</text:span></text:span></text:p>
        <text:p text:style-name="P9"><text:span text:style-name="CharStyle15"><text:span text:style-name="T7">mládenci do hrobu.</text:span></text:span></text:p>
        <text:p text:style-name="P10"><text:span text:style-name="CharStyle15"><text:span text:style-name="T7"/></text:span></text:p>
        <text:p text:style-name="P9"><text:span text:style-name="CharStyle15"><text:span text:style-name="T7">Neozvala sa hora</text:span></text:span></text:p>
        <text:p text:style-name="P9"><text:span text:style-name="CharStyle15"><text:span text:style-name="T7">na temný hukot zmrzlých hrúd.</text:span></text:span></text:p>
        <text:p text:style-name="P9"><text:span text:style-name="CharStyle15"><text:span text:style-name="T7">Len jedna jed</text:span></text:span><text:span text:style-name="CharStyle15"><text:span text:style-name="T3">ľ</text:span></text:span><text:span text:style-name="CharStyle15"><text:span text:style-name="T7">a zakývala</text:span></text:span></text:p>
        <text:p text:style-name="P9"><text:span text:style-name="CharStyle15"><text:span text:style-name="T7">na ceste — S bohom bu</text:span></text:span><text:span text:style-name="CharStyle15"><text:span text:style-name="T8">ď</text:span></text:span><text:span text:style-name="CharStyle15"><text:span text:style-name="T7">!</text:span></text:span></text:p>
        <text:p text:style-name="P3"><text:span text:style-name="CharStyle13"><text:span text:style-name="T7"/></text:span></text:p>
        <text:p text:style-name="P11"><text:span text:style-name="CharStyle15"><text:span text:style-name="T7">Cez nekonečnú lúku</text:span></text:span></text:p>
        <text:p text:style-name="P9"><text:span text:style-name="CharStyle15"><text:span text:style-name="T7">snehom brodíme</text:span></text:span></text:p>
        <text:p text:style-name="P9"><text:span text:style-name="CharStyle15"><text:span text:style-name="T7">v smutných snách.</text:span></text:span></text:p>
        <text:p text:style-name="P10"><text:span text:style-name="CharStyle15"><text:span text:style-name="T7"/></text:span></text:p>
        <text:p text:style-name="P9"><text:span text:style-name="CharStyle15"><text:span text:style-name="T7">Pochovali sme dievčatko —</text:span></text:span></text:p>
        <text:p text:style-name="P9"><text:span text:style-name="CharStyle15"><text:span text:style-name="T7">nevestu — na horách.</text:span></text:span></text:p>
        <text:p text:style-name="P10"><text:span text:style-name="CharStyle15"><text:span text:style-name="T7"/></text:span></text:p>
        <text:p text:style-name="P7"><text:span text:style-name="CharStyle15"><text:span text:style-name="T7"/></text:span></text:p>
        <text:p text:style-name="P7"><text:soft-page-break/><text:span text:style-name="CharStyle15"><text:span text:style-name="T7">POHLY SA ĽADY</text:span></text:span></text:p>
        <text:p text:style-name="P18"><text:span text:style-name="CharStyle19"><text:span text:style-name="T7"/></text:span></text:p>
        <text:p text:style-name="P19"><text:span text:style-name="CharStyle19"><text:span text:style-name="T7">K</text:span></text:span><text:span text:style-name="CharStyle19"><text:span text:style-name="T1">.</text:span></text:span><text:span text:style-name="CharStyle19"><text:span text:style-name="T7"> Toman: Je u nás v Čechách</text:span></text:span></text:p>
        <text:p text:style-name="P19"><text:span text:style-name="CharStyle19"><text:span text:style-name="T1">j</text:span></text:span><text:span text:style-name="CharStyle19"><text:span text:style-name="T7">aro zelené a kv</text:span></text:span><text:span text:style-name="CharStyle19"><text:span text:style-name="T8">ě</text:span></text:span><text:span text:style-name="CharStyle19"><text:span text:style-name="T1">t</text:span></text:span><text:span text:style-name="CharStyle19"><text:span text:style-name="T7">en,</text:span></text:span></text:p>
        <text:p text:style-name="P19"><text:span text:style-name="CharStyle19"><text:span text:style-name="T7">m</text:span></text:span><text:span text:style-name="CharStyle19"><text:span text:style-name="T3">ě</text:span></text:span><text:span text:style-name="CharStyle19"><text:span text:style-name="T7">síc tv</text:span></text:span><text:span text:style-name="CharStyle19"><text:span text:style-name="T5">ů</text:span></text:span><text:span text:style-name="CharStyle19"><text:span text:style-name="T7">j</text:span></text:span><text:span text:style-name="CharStyle19"><text:span text:style-name="T1">,</text:span></text:span><text:span text:style-name="CharStyle19"><text:span text:style-name="T7"> nade v</text:span></text:span><text:span text:style-name="CharStyle19"><text:span text:style-name="T1">š</text:span></text:span><text:span text:style-name="CharStyle19"><text:span text:style-name="T7">e</text:span></text:span></text:p>
        <text:p text:style-name="P19"><text:span text:style-name="CharStyle19"><text:span text:style-name="T7">nejkrásn</text:span></text:span><text:span text:style-name="CharStyle19"><text:span text:style-name="T3">ě</text:span></text:span><text:span text:style-name="CharStyle19"><text:span text:style-name="T7">jš</text:span></text:span><text:span text:style-name="CharStyle19"><text:span text:style-name="T1">í</text:span></text:span><text:span text:style-name="CharStyle19"><text:span text:style-name="T7">, Mar</text:span></text:span><text:span text:style-name="CharStyle19"><text:span text:style-name="T1">i</text:span></text:span><text:span text:style-name="CharStyle19"><text:span text:style-name="T7">a Panno.</text:span></text:span></text:p>
        <text:p text:style-name="P10"><text:span text:style-name="CharStyle15"><text:span text:style-name="T7"/></text:span></text:p>
        <text:p text:style-name="P9"><text:span text:style-name="CharStyle15"><text:span text:style-name="T7">Ťažko sa v horách</text:span></text:span></text:p>
        <text:p text:style-name="P9"><text:span text:style-name="CharStyle15"><text:span text:style-name="T7">rodieva jar.</text:span></text:span></text:p>
        <text:p text:style-name="P9"><text:span text:style-name="CharStyle15"><text:span text:style-name="T7">Na juhu chodí už</text:span></text:span></text:p>
        <text:p text:style-name="P9"><text:span text:style-name="CharStyle15"><text:span text:style-name="T7">ružový máj.</text:span></text:span></text:p>
        <text:p text:style-name="P9"><text:span text:style-name="CharStyle15"><text:span text:style-name="T7">Zakvitly jablone,</text:span></text:span></text:p>
        <text:p text:style-name="P9"><text:span text:style-name="CharStyle15"><text:span text:style-name="T7">zem sladko rozvo</text:span></text:span><text:span text:style-name="CharStyle15"><text:span text:style-name="T3">ň</text:span></text:span><text:span text:style-name="CharStyle15"><text:span text:style-name="T7">ala</text:span></text:span></text:p>
        <text:p text:style-name="P9"><text:span text:style-name="CharStyle15"><text:span text:style-name="T7">a mladé slnko sýti žírnu hrudu,</text:span></text:span></text:p>
        <text:p text:style-name="P9"><text:span text:style-name="CharStyle15"><text:span text:style-name="T7">kým u nás </text:span></text:span><text:span text:style-name="CharStyle15"><text:span text:style-name="T3">ľ</text:span></text:span><text:span text:style-name="CharStyle15"><text:span text:style-name="T7">ady v chladnej okove</text:span></text:span></text:p>
        <text:p text:style-name="P9"><text:span text:style-name="CharStyle15"><text:span text:style-name="T7">svierajú ešte pleso zelené.</text:span></text:span></text:p>
        <text:p text:style-name="P10"><text:span text:style-name="CharStyle15"><text:span text:style-name="T7"/></text:span></text:p>
        <text:p text:style-name="P9"><text:span text:style-name="CharStyle15"><text:span text:style-name="T7">Kamene holé,</text:span></text:span></text:p>
        <text:p text:style-name="P9"><text:span text:style-name="CharStyle15"><text:span text:style-name="T7">pod nimi vlhké ihličia,</text:span></text:span></text:p>
        <text:p text:style-name="P9"><text:span text:style-name="CharStyle15"><text:span text:style-name="T7">len kde</text:span></text:span><text:span text:style-name="CharStyle15"><text:span text:style-name="T1">-</text:span></text:span><text:span text:style-name="CharStyle15"><text:span text:style-name="T7">tu zázrakom</text:span></text:span></text:p>
        <text:p text:style-name="P9"><text:span text:style-name="CharStyle15"><text:span text:style-name="T7">krókusy </text:span></text:span><text:span text:style-name="CharStyle15"><text:span text:style-name="T3">li</text:span></text:span><text:span text:style-name="CharStyle15"><text:span text:style-name="T7">lavé</text:span></text:span></text:p>
        <text:p text:style-name="P9"><text:span text:style-name="CharStyle15"><text:span text:style-name="T7">zpod snehu vypučia.</text:span></text:span></text:p>
        <text:p text:style-name="P3"><text:span text:style-name="CharStyle13"><text:span text:style-name="T7"/></text:span></text:p>
        <text:p text:style-name="P11"><text:span text:style-name="CharStyle15"><text:span text:style-name="T7">Nastavia vetru</text:span></text:span></text:p>
        <text:p text:style-name="P9"><text:span text:style-name="CharStyle15"><text:span text:style-name="T7">hlavičku krehkú,</text:span></text:span></text:p>
        <text:p text:style-name="P9"><text:span text:style-name="CharStyle15"><text:span text:style-name="T7">rýchly ich zmar.</text:span></text:span></text:p>
        <text:p text:style-name="P10"><text:span text:style-name="CharStyle15"><text:span text:style-name="T7"/></text:span></text:p>
        <text:p text:style-name="P9"><text:span text:style-name="CharStyle15"><text:span text:style-name="T7">Potom sa vetrom</text:span></text:span></text:p>
        <text:p text:style-name="P9"><text:span text:style-name="CharStyle15"><text:span text:style-name="T7">pohnú i ľady.</text:span></text:span></text:p>
        <text:p text:style-name="P10"><text:span text:style-name="CharStyle15"><text:span text:style-name="T7">Pomaly jedle skvitnú.</text:span></text:span></text:p>
        <text:p text:style-name="P10"><text:span text:style-name="CharStyle15"><text:span text:style-name="T7">A to je jar.</text:span></text:span></text:p>
        <text:p text:style-name="P10"><text:span text:style-name="CharStyle15"><text:span text:style-name="T7"/></text:span></text:p>
        <text:p text:style-name="P9"><text:span text:style-name="CharStyle15"><text:span text:style-name="T7">Však človek v horách</text:span></text:span></text:p>
        <text:p text:style-name="P9"><text:span text:style-name="CharStyle15"><text:span text:style-name="T7">v</text:span></text:span><text:span text:style-name="CharStyle15"><text:span text:style-name="T8">ď</text:span></text:span><text:span text:style-name="CharStyle15"><text:span text:style-name="T7">ačný je za každý najmenší dar.</text:span></text:span></text:p>
        <text:p text:style-name="P9"><text:span text:style-name="CharStyle15"><text:span text:style-name="T7">Za rozkvitnutú jed</text:span></text:span><text:span text:style-name="CharStyle15"><text:span text:style-name="T8">ľ</text:span></text:span><text:span text:style-name="CharStyle15"><text:span text:style-name="T7">u,</text:span></text:span></text:p>
        <text:p text:style-name="P9"><text:soft-page-break/><text:span text:style-name="CharStyle15"><text:span text:style-name="T7">i kameň slncom zhriaty.</text:span></text:span></text:p>
        <text:p text:style-name="P10"><text:span text:style-name="CharStyle15"><text:span text:style-name="T7"/></text:span></text:p>
        <text:p text:style-name="P9"><text:span text:style-name="CharStyle15"><text:span text:style-name="T7">Hej, v horách chudobných</text:span></text:span></text:p>
        <text:p text:style-name="P9"><text:span text:style-name="CharStyle15"><text:span text:style-name="T7">ľudia sú láskou bohatí.</text:span></text:span></text:p>
        <text:p text:style-name="P10"><text:span text:style-name="CharStyle15"><text:span text:style-name="T7"/></text:span></text:p>
        <text:p text:style-name="P7"><text:span text:style-name="CharStyle15"><text:span text:style-name="T7"/></text:span></text:p>
        <text:p text:style-name="P9"><text:span text:style-name="CharStyle15"><text:span text:style-name="T10">IV</text:span></text:span></text:p>
        <text:p text:style-name="P9"><text:span text:style-name="CharStyle15"><text:span text:style-name="T10"/></text:span></text:p>
        <text:p text:style-name="P7"><text:span text:style-name="CharStyle15"><text:span text:style-name="T7">ŽALUJEM!</text:span></text:span></text:p>
        <text:p text:style-name="P10"><text:span text:style-name="CharStyle15"><text:span text:style-name="T7"/></text:span></text:p>
        <text:p text:style-name="P9"><text:span text:style-name="CharStyle15"><text:span text:style-name="T7">Keby som mala matku,</text:span></text:span></text:p>
        <text:p text:style-name="P9"><text:span text:style-name="CharStyle15"><text:span text:style-name="T7">dobrú statočnú matičku,</text:span></text:span></text:p>
        <text:p text:style-name="P9"><text:span text:style-name="CharStyle15"><text:span text:style-name="T7">vždy by som k jej srdcu</text:span></text:span></text:p>
        <text:p text:style-name="P9"><text:span text:style-name="CharStyle15"><text:span text:style-name="T7">chodila pre radu.</text:span></text:span></text:p>
        <text:p text:style-name="P10"><text:span text:style-name="CharStyle15"><text:span text:style-name="T7"/></text:span></text:p>
        <text:p text:style-name="P9"><text:span text:style-name="CharStyle15"><text:span text:style-name="T7">Mám dvadsať mladých,</text:span></text:span></text:p>
        <text:p text:style-name="P9"><text:span text:style-name="CharStyle15"><text:span text:style-name="T7">rozháraných rokov,</text:span></text:span></text:p>
        <text:p text:style-name="P9"><text:span text:style-name="CharStyle15"><text:span text:style-name="T7">mám dvoje veľkých očí</text:span></text:span></text:p>
        <text:p text:style-name="P9"><text:span text:style-name="CharStyle15"><text:span text:style-name="T7">a dvoje rúk,</text:span></text:span></text:p>
        <text:p text:style-name="P9"><text:span text:style-name="CharStyle15"><text:span text:style-name="T7">ale to nie je moje.</text:span></text:span></text:p>
        <text:p text:style-name="P10"><text:span text:style-name="CharStyle15"><text:span text:style-name="T7"/></text:span></text:p>
        <text:p text:style-name="P9"><text:span text:style-name="CharStyle15"><text:span text:style-name="T7">Ruky mi pribili</text:span></text:span></text:p>
        <text:p text:style-name="P9"><text:span text:style-name="CharStyle15"><text:span text:style-name="T7">k písaciemu stroju</text:span></text:span></text:p>
        <text:p text:style-name="P9"><text:span text:style-name="CharStyle15"><text:span text:style-name="T7">a dvadsať mladých rokov</text:span></text:span></text:p>
        <text:p text:style-name="P9"><text:span text:style-name="CharStyle15"><text:span text:style-name="T7">uväznili.</text:span></text:span></text:p>
        <text:p text:style-name="P10"><text:span text:style-name="CharStyle15"><text:span text:style-name="T7"/></text:span></text:p>
        <text:p text:style-name="P9"><text:span text:style-name="CharStyle15"><text:span text:style-name="T7">Nevidím,</text:span></text:span></text:p>
        <text:p text:style-name="P9"><text:span text:style-name="CharStyle15"><text:span text:style-name="T7">ako sa hrá slnko</text:span></text:span></text:p>
        <text:p text:style-name="P9"><text:span text:style-name="CharStyle15"><text:span text:style-name="T7">s kameňmi a deťmi</text:span></text:span></text:p>
        <text:p text:style-name="P9"><text:span text:style-name="CharStyle15"><text:span text:style-name="T7">na ulici.</text:span></text:span></text:p>
        <text:p text:style-name="P3"><text:span text:style-name="CharStyle13"><text:span text:style-name="T7"/></text:span></text:p>
        <text:p text:style-name="P11"><text:span text:style-name="CharStyle15"><text:span text:style-name="T7">Moje je </text:span></text:span><text:span text:style-name="CharStyle15"><text:span text:style-name="T1">l</text:span></text:span><text:span text:style-name="CharStyle15"><text:span text:style-name="T7">en srdce</text:span></text:span></text:p>
        <text:p text:style-name="P9"><text:span text:style-name="CharStyle15"><text:span text:style-name="T7">a kúsok nedele,</text:span></text:span></text:p>
        <text:p text:style-name="P9"><text:span text:style-name="CharStyle15"><text:span text:style-name="T7">ke</text:span></text:span><text:span text:style-name="CharStyle15"><text:span text:style-name="T8">ď</text:span></text:span><text:span text:style-name="CharStyle15"><text:span text:style-name="T7"> príde môj milý —</text:span></text:span></text:p>
        <text:p text:style-name="P9"><text:span text:style-name="CharStyle15"><text:span text:style-name="T7">a to je jeho.</text:span></text:span></text:p>
        <text:p text:style-name="P10"><text:soft-page-break/><text:span text:style-name="CharStyle15"><text:span text:style-name="T7"/></text:span></text:p>
        <text:p text:style-name="P9"><text:span text:style-name="CharStyle15"><text:span text:style-name="T7">Keby som mala matku,</text:span></text:span></text:p>
        <text:p text:style-name="P9"><text:span text:style-name="CharStyle15"><text:span text:style-name="T7">dobrú, statočnú matičku </text:span></text:span><text:span text:style-name="CharStyle15"><text:span text:style-name="T1">—</text:span></text:span></text:p>
        <text:p text:style-name="P9"><text:span text:style-name="CharStyle15"><text:span text:style-name="T7">i slnce by bolo moje.</text:span></text:span></text:p>
        <text:p text:style-name="P10"><text:span text:style-name="CharStyle15"><text:span text:style-name="T7"/></text:span></text:p>
        <text:p text:style-name="P7"><text:span text:style-name="CharStyle15"><text:span text:style-name="T7"/></text:span></text:p>
        <text:p text:style-name="P7"><text:span text:style-name="CharStyle15"><text:span text:style-name="T7">ZA MATKOU</text:span></text:span></text:p>
        <text:p text:style-name="P10"><text:span text:style-name="CharStyle15"><text:span text:style-name="T7"/></text:span></text:p>
        <text:p text:style-name="P9"><text:span text:style-name="CharStyle15"><text:span text:style-name="T7">Ke</text:span></text:span><text:span text:style-name="CharStyle15"><text:span text:style-name="T8">ď</text:span></text:span><text:span text:style-name="CharStyle15"><text:span text:style-name="T7"> ma moja matka</text:span></text:span></text:p>
        <text:p text:style-name="P9"><text:span text:style-name="CharStyle15"><text:span text:style-name="T7">pod srdcom počala,</text:span></text:span></text:p>
        <text:p text:style-name="P9"><text:span text:style-name="CharStyle15"><text:span text:style-name="T7">žila veľkú boles</text:span></text:span><text:span text:style-name="CharStyle15"><text:span text:style-name="T1">ť</text:span></text:span></text:p>
        <text:p text:style-name="P9"><text:span text:style-name="CharStyle15"><text:span text:style-name="T7">a šla pokorne</text:span></text:span></text:p>
        <text:p text:style-name="P9"><text:span text:style-name="CharStyle15"><text:span text:style-name="T7">nesmiernym smútkom.</text:span></text:span></text:p>
        <text:p text:style-name="P14"><text:span text:style-name="CharStyle15"><text:span text:style-name="T7"/></text:span></text:p>
        <text:p text:style-name="P16"><text:span text:style-name="CharStyle15"><text:span text:style-name="T7">Prijala ma ticho</text:span></text:span></text:p>
        <text:p text:style-name="P11"><text:span text:style-name="CharStyle15"><text:span text:style-name="T7">a večer nad starou Bibliou</text:span></text:span></text:p>
        <text:p text:style-name="P9"><text:span text:style-name="CharStyle15"><text:span text:style-name="T7">po</text:span></text:span><text:span text:style-name="CharStyle15"><text:span text:style-name="T8">ď</text:span></text:span><text:span text:style-name="CharStyle15"><text:span text:style-name="T7">akovala za veľký zázrak,</text:span></text:span></text:p>
        <text:p text:style-name="P9"><text:span text:style-name="CharStyle15"><text:span text:style-name="T7">ktorý v nej začal,</text:span></text:span></text:p>
        <text:p text:style-name="P9"><text:span text:style-name="CharStyle15"><text:span text:style-name="T7">aby sa naplnil</text:span></text:span></text:p>
        <text:p text:style-name="P9"><text:span text:style-name="CharStyle15"><text:span text:style-name="T7">modrými úsmevy očí</text:span></text:span></text:p>
        <text:p text:style-name="P9"><text:span text:style-name="CharStyle15"><text:span text:style-name="T7">a ružovými púčky.</text:span></text:span></text:p>
        <text:p text:style-name="P10"><text:span text:style-name="CharStyle15"><text:span text:style-name="T7"/></text:span></text:p>
        <text:p text:style-name="P9"><text:span text:style-name="CharStyle15"><text:span text:style-name="T7">A ke</text:span></text:span><text:span text:style-name="CharStyle15"><text:span text:style-name="T8">ď</text:span></text:span><text:span text:style-name="CharStyle15"><text:span text:style-name="T7"> sa prvý raz</text:span></text:span></text:p>
        <text:p text:style-name="P9"><text:span text:style-name="CharStyle15"><text:span text:style-name="T7">k jej srdcu pritkly</text:span></text:span></text:p>
        <text:p text:style-name="P9"><text:span text:style-name="CharStyle15"><text:span text:style-name="T7">moje holé rúčky,</text:span></text:span></text:p>
        <text:p text:style-name="P9"><text:span text:style-name="CharStyle15"><text:span text:style-name="T7">vyhnala smútok zo srdca</text:span></text:span></text:p>
        <text:p text:style-name="P9"><text:span text:style-name="CharStyle15"><text:span text:style-name="T7">a rozspievala sa</text:span></text:span></text:p>
        <text:p text:style-name="P3"><text:span text:style-name="CharStyle13"><text:span text:style-name="T7"/></text:span></text:p>
        <text:p text:style-name="P11"><text:span text:style-name="CharStyle15"><text:span text:style-name="T7">tichou </text:span></text:span><text:span text:style-name="CharStyle15"><text:span text:style-name="T1">a</text:span></text:span><text:span text:style-name="CharStyle15"><text:span text:style-name="T7"> vďačnou piesňou</text:span></text:span><text:span text:style-name="CharStyle15"><text:span text:style-name="T1">.</text:span></text:span></text:p>
        <text:p text:style-name="P9"><text:span text:style-name="CharStyle15"><text:span text:style-name="T7">Aby mi dobre bolo</text:span></text:span></text:p>
        <text:p text:style-name="P9"><text:span text:style-name="CharStyle15"><text:span text:style-name="T7">v jej požehnanom lone!</text:span></text:span></text:p>
        <text:p text:style-name="P10"><text:span text:style-name="CharStyle15"><text:span text:style-name="T7"/></text:span></text:p>
        <text:p text:style-name="P9"><text:span text:style-name="CharStyle15"><text:span text:style-name="T7">A ke</text:span></text:span><text:span text:style-name="CharStyle15"><text:span text:style-name="T1">ď</text:span></text:span><text:span text:style-name="CharStyle15"><text:span text:style-name="T7"> mi všetko,</text:span></text:span></text:p>
        <text:p text:style-name="P9"><text:span text:style-name="CharStyle15"><text:span text:style-name="T7">všetko dala,</text:span></text:span></text:p>
        <text:p text:style-name="P9"><text:span text:style-name="CharStyle15"><text:span text:style-name="T7">na vrátenie darov nepočkala.</text:span></text:span></text:p>
        <text:p text:style-name="P10"><text:soft-page-break/><text:span text:style-name="CharStyle15"><text:span text:style-name="T7"/></text:span></text:p>
        <text:p text:style-name="P9"><text:span text:style-name="CharStyle15"><text:span text:style-name="T7">Odišla s tvárou krásnou</text:span></text:span></text:p>
        <text:p text:style-name="P9"><text:span text:style-name="CharStyle15"><text:span text:style-name="T7">usmievavou,</text:span></text:span></text:p>
        <text:p text:style-name="P9"><text:span text:style-name="CharStyle15"><text:span text:style-name="T7">bez tieňa smrti</text:span></text:span></text:p>
        <text:p text:style-name="P9"><text:span text:style-name="CharStyle15"><text:span text:style-name="T7">na zamknutých perách.</text:span></text:span></text:p>
        <text:p text:style-name="P9"><text:span text:style-name="CharStyle15"><text:span text:style-name="T7">Pokorná cestou života,</text:span></text:span></text:p>
        <text:p text:style-name="P9"><text:span text:style-name="CharStyle15"><text:span text:style-name="T7">pokorná v smrti dverách.</text:span></text:span></text:p>
        <text:p text:style-name="P10"><text:span text:style-name="CharStyle15"><text:span text:style-name="T7"/></text:span></text:p>
        <text:p text:style-name="P7"><text:span text:style-name="CharStyle15"><text:span text:style-name="T7"/></text:span></text:p>
        <text:p text:style-name="P7"><text:span text:style-name="CharStyle15"><text:span text:style-name="T7">SVADOBNÁ</text:span></text:span></text:p>
        <text:p text:style-name="P10"><text:span text:style-name="CharStyle15"><text:span text:style-name="T1"/></text:span></text:p>
        <text:p text:style-name="P9"><text:span text:style-name="CharStyle15"><text:span text:style-name="T1">„</text:span></text:span><text:span text:style-name="CharStyle15"><text:span text:style-name="T7">....a sľubujem ti,</text:span></text:span></text:p>
        <text:p text:style-name="P9"><text:span text:style-name="CharStyle15"><text:span text:style-name="T7">že </text:span></text:span><text:span text:style-name="CharStyle15"><text:span text:style-name="T3">ť</text:span></text:span><text:span text:style-name="CharStyle15"><text:span text:style-name="T7">a nikdy neopustí</text:span></text:span><text:span text:style-name="CharStyle15"><text:span text:style-name="T1">m</text:span></text:span><text:span text:style-name="CharStyle15"><text:span text:style-name="T7">....”</text:span></text:span></text:p>
        <text:p text:style-name="P10"><text:span text:style-name="CharStyle15"><text:span text:style-name="T7"/></text:span></text:p>
        <text:p text:style-name="P9"><text:span text:style-name="CharStyle15"><text:span text:style-name="T7">Podali sme si ruky.</text:span></text:span></text:p>
        <text:p text:style-name="P9"><text:span text:style-name="CharStyle15"><text:span text:style-name="T7">Hrali na organe.</text:span></text:span></text:p>
        <text:p text:style-name="P10"><text:span text:style-name="CharStyle15"><text:span text:style-name="T7"/></text:span></text:p>
        <text:p text:style-name="P9"><text:span text:style-name="CharStyle15"><text:span text:style-name="T7">Najkrajšie slnko jesene</text:span></text:span></text:p>
        <text:p text:style-name="P9"><text:span text:style-name="CharStyle15"><text:span text:style-name="T7">zlátilo okná maľované.</text:span></text:span></text:p>
        <text:p text:style-name="P10"><text:span text:style-name="CharStyle15"><text:span text:style-name="T7"/></text:span></text:p>
        <text:p text:style-name="P9"><text:span text:style-name="CharStyle15"><text:span text:style-name="T7">I prišiel večer,</text:span></text:span></text:p>
        <text:p text:style-name="P9"><text:span text:style-name="CharStyle15"><text:span text:style-name="T7">biely a mäkký,</text:span></text:span></text:p>
        <text:p text:style-name="P9"><text:span text:style-name="CharStyle15"><text:span text:style-name="T7">ako môj závoj na hlave...</text:span></text:span></text:p>
        <text:p text:style-name="P10"><text:span text:style-name="CharStyle15"><text:span text:style-name="T7"/></text:span></text:p>
        <text:p text:style-name="P9"><text:span text:style-name="CharStyle15"><text:span text:style-name="T7">Chybia mi ruky matkine</text:span></text:span></text:p>
        <text:p text:style-name="P9"><text:span text:style-name="CharStyle15"><text:span text:style-name="T7">a slová požehnané.</text:span></text:span></text:p>
        <text:p text:style-name="P3"><text:span text:style-name="CharStyle13"><text:span text:style-name="T7"/></text:span></text:p>
        <text:p text:style-name="P4"><text:span text:style-name="CharStyle13"><text:span text:style-name="T7"/></text:span></text:p>
        <text:p text:style-name="P14"><text:span text:style-name="CharStyle15"><text:span text:style-name="T7">Z OBLOKA</text:span></text:span></text:p>
        <text:p text:style-name="P10"><text:span text:style-name="CharStyle15"><text:span text:style-name="T7"/></text:span></text:p>
        <text:p text:style-name="P9"><text:span text:style-name="CharStyle15"><text:span text:style-name="T7">Okná naše</text:span></text:span></text:p>
        <text:p text:style-name="P9"><text:span text:style-name="CharStyle15"><text:span text:style-name="T7">hľadieť budú</text:span></text:span></text:p>
        <text:p text:style-name="P9"><text:span text:style-name="CharStyle15"><text:span text:style-name="T7">na jazero</text:span></text:span></text:p>
        <text:p text:style-name="P9"><text:span text:style-name="CharStyle15"><text:span text:style-name="T7">a divé husi</text:span></text:span></text:p>
        <text:p text:style-name="P9"><text:span text:style-name="CharStyle15"><text:span text:style-name="T7">prilietnu k večeru</text:span></text:span></text:p>
        <text:p text:style-name="P9"><text:soft-page-break/><text:span text:style-name="CharStyle15"><text:span text:style-name="T7">na vodu.</text:span></text:span></text:p>
        <text:p text:style-name="P10"><text:span text:style-name="CharStyle15"><text:span text:style-name="T7"/></text:span></text:p>
        <text:p text:style-name="P9"><text:span text:style-name="CharStyle15"><text:span text:style-name="T7">Za mesačných nocí</text:span></text:span></text:p>
        <text:p text:style-name="P9"><text:span text:style-name="CharStyle15"><text:span text:style-name="T7">hory sa ku plesu</text:span></text:span></text:p>
        <text:p text:style-name="P9"><text:span text:style-name="CharStyle15"><text:span text:style-name="T7">naklonia</text:span></text:span></text:p>
        <text:p text:style-name="P9"><text:span text:style-name="CharStyle15"><text:span text:style-name="T7">a lesy šumieť budú</text:span></text:span></text:p>
        <text:p text:style-name="P9"><text:span text:style-name="CharStyle15"><text:span text:style-name="T7">a vlny pri</text:span></text:span><text:span text:style-name="CharStyle15"><text:span text:style-name="T3">ľ</text:span></text:span><text:span text:style-name="CharStyle15"><text:span text:style-name="T7">ahnú</text:span></text:span></text:p>
        <text:p text:style-name="P9"><text:span text:style-name="CharStyle15"><text:span text:style-name="T7">ku kameňu.</text:span></text:span></text:p>
        <text:p text:style-name="P11"><text:span text:style-name="CharStyle15"><text:span text:style-name="T7">Z okna vyklonení</text:span></text:span></text:p>
        <text:p text:style-name="P9"><text:span text:style-name="CharStyle15"><text:span text:style-name="T7">uvidíme pleso</text:span></text:span></text:p>
        <text:p text:style-name="P9"><text:span text:style-name="CharStyle15"><text:span text:style-name="T7">tiché a zelené.</text:span></text:span></text:p>
        <text:p text:style-name="P11"><text:span text:style-name="CharStyle15"><text:span text:style-name="T7">Na vlnách lodičky</text:span></text:span></text:p>
        <text:p text:style-name="P9"><text:span text:style-name="CharStyle15"><text:span text:style-name="T7">s bielym plachtovím:</text:span></text:span></text:p>
        <text:p text:style-name="P9"><text:span text:style-name="CharStyle15"><text:span text:style-name="T7">húsky zdivené.</text:span></text:span></text:p>
        <text:p text:style-name="P10"><text:span text:style-name="CharStyle15"><text:span text:style-name="T7"/></text:span></text:p>
        <text:p text:style-name="P9"><text:span text:style-name="CharStyle15"><text:span text:style-name="T7">Budeme dobrí a tichí,</text:span></text:span></text:p>
        <text:p text:style-name="P9"><text:span text:style-name="CharStyle15"><text:span text:style-name="T7">aby sme ich nevyplašili.</text:span></text:span></text:p>
        <text:p text:style-name="P9"><text:span text:style-name="CharStyle15"><text:span text:style-name="T7">Bez nedôvery a pýchy</text:span></text:span></text:p>
        <text:p text:style-name="P9"><text:span text:style-name="CharStyle15"><text:span text:style-name="T7">od okna odídeme.</text:span></text:span></text:p>
        <text:p text:style-name="P10"><text:span text:style-name="CharStyle15"><text:span text:style-name="T7"/></text:span></text:p>
        <text:p text:style-name="P9"><text:span text:style-name="CharStyle15"><text:span text:style-name="T7">Srdcia dokorán otvoríme,</text:span></text:span></text:p>
        <text:p text:style-name="P9"><text:span text:style-name="CharStyle15"><text:span text:style-name="T7">okná do noc</text:span></text:span><text:span text:style-name="CharStyle15"><text:span text:style-name="T1">i</text:span></text:span><text:span text:style-name="CharStyle20"><text:span text:style-name="T7"> </text:span></text:span><text:span text:style-name="CharStyle15"><text:span text:style-name="T7">roztvoríme,</text:span></text:span></text:p>
        <text:p text:style-name="P9"><text:span text:style-name="CharStyle15"><text:span text:style-name="T7">len oči zavreme,</text:span></text:span></text:p>
        <text:p text:style-name="P9"><text:span text:style-name="CharStyle15"><text:span text:style-name="T7">aby sme sa lepšie uvideli.</text:span></text:span></text:p>
        <text:p text:style-name="P3"><text:span text:style-name="CharStyle13"><text:span text:style-name="T7"/></text:span></text:p>
        <text:p text:style-name="P4"><text:span text:style-name="CharStyle13"><text:span text:style-name="T7"/></text:span></text:p>
        <text:p text:style-name="P14"><text:span text:style-name="CharStyle15"><text:span text:style-name="T7">ZÁCLONA</text:span></text:span></text:p>
        <text:p text:style-name="P16"><text:span text:style-name="CharStyle15"><text:span text:style-name="T7"/></text:span></text:p>
        <text:p text:style-name="P11"><text:span text:style-name="CharStyle15"><text:span text:style-name="T7">Večer h</text:span></text:span><text:span text:style-name="CharStyle15"><text:span text:style-name="T8">ľ</text:span></text:span><text:span text:style-name="CharStyle15"><text:span text:style-name="T7">adí Boh</text:span></text:span></text:p>
        <text:p text:style-name="P9"><text:span text:style-name="CharStyle15"><text:span text:style-name="T7">do našej izby</text:span></text:span></text:p>
        <text:p text:style-name="P9"><text:span text:style-name="CharStyle15"><text:span text:style-name="T7">zlatými očiami.</text:span></text:span></text:p>
        <text:p text:style-name="P10"><text:span text:style-name="CharStyle15"><text:span text:style-name="T7"/></text:span></text:p>
        <text:p text:style-name="P9"><text:span text:style-name="CharStyle15"><text:span text:style-name="T7">Vystlali sme mu</text:span></text:span></text:p>
        <text:p text:style-name="P9"><text:span text:style-name="CharStyle15"><text:span text:style-name="T7">izbicu celú</text:span></text:span></text:p>
        <text:p text:style-name="P9"><text:span text:style-name="CharStyle15"><text:span text:style-name="T7">srdciami.</text:span></text:span></text:p>
        <text:p text:style-name="P10"><text:soft-page-break/><text:span text:style-name="CharStyle15"><text:span text:style-name="T7"/></text:span></text:p>
        <text:p text:style-name="P9"><text:span text:style-name="CharStyle15"><text:span text:style-name="T7">Aby si oči</text:span></text:span></text:p>
        <text:p text:style-name="P9"><text:span text:style-name="CharStyle15"><text:span text:style-name="T7">nepourážal</text:span></text:span></text:p>
        <text:p text:style-name="P9"><text:span text:style-name="CharStyle15"><text:span text:style-name="T7">o tvrdé veci dňa —</text:span></text:span></text:p>
        <text:p text:style-name="P10"><text:span text:style-name="CharStyle15"><text:span text:style-name="T7"/></text:span></text:p>
        <text:p text:style-name="P9"><text:span text:style-name="CharStyle15"><text:span text:style-name="T7">cez oblok</text:span></text:span></text:p>
        <text:p text:style-name="P9"><text:span text:style-name="CharStyle15"><text:span text:style-name="T7">závoj prevesíme</text:span></text:span></text:p>
        <text:p text:style-name="P9"><text:span text:style-name="CharStyle15"><text:span text:style-name="T3">ľ</text:span></text:span><text:span text:style-name="CharStyle15"><text:span text:style-name="T7">ahunký, ako hmla.</text:span></text:span></text:p>
        <text:p text:style-name="P11"><text:span text:style-name="CharStyle15"><text:span text:style-name="T7"/></text:span></text:p>
        <text:p text:style-name="P9"><text:span text:style-name="CharStyle15"><text:span text:style-name="T7">Triesočky v krbe</text:span></text:span></text:p>
        <text:p text:style-name="P9"><text:span text:style-name="CharStyle15"><text:span text:style-name="T7">trasľavým svetlom</text:span></text:span></text:p>
        <text:p text:style-name="P9"><text:span text:style-name="CharStyle15"><text:span text:style-name="T7">posvietia,</text:span></text:span></text:p>
        <text:p text:style-name="P10"><text:span text:style-name="CharStyle15"><text:span text:style-name="T7"/></text:span></text:p>
        <text:p text:style-name="P9"><text:span text:style-name="CharStyle15"><text:span text:style-name="T7">ke</text:span></text:span><text:span text:style-name="CharStyle15"><text:span text:style-name="T1">ď</text:span></text:span><text:span text:style-name="CharStyle15"><text:span text:style-name="T7"> oči božie</text:span></text:span></text:p>
        <text:p text:style-name="P9"><text:span text:style-name="CharStyle15"><text:span text:style-name="T7">od nás hviezdami</text:span></text:span></text:p>
        <text:p text:style-name="P9"><text:span text:style-name="CharStyle15"><text:span text:style-name="T7">poletia.</text:span></text:span></text:p>
        <text:p text:style-name="P3"><text:span text:style-name="CharStyle13"><text:span text:style-name="T7"/></text:span></text:p>
        <text:p text:style-name="P4"><text:span text:style-name="CharStyle13"><text:span text:style-name="T7"/></text:span></text:p>
        <text:p text:style-name="P5"><text:span text:style-name="CharStyle13"><text:span text:style-name="T10">V</text:span></text:span></text:p>
        <text:p text:style-name="P5"><text:span text:style-name="CharStyle13"><text:span text:style-name="T8"/></text:span></text:p>
        <text:p text:style-name="P10"><text:span text:style-name="CharStyle15"><text:span text:style-name="T7">SEN</text:span></text:span></text:p>
        <text:p text:style-name="P10"><text:span text:style-name="CharStyle15"><text:span text:style-name="T7"/></text:span></text:p>
        <text:p text:style-name="P9"><text:span text:style-name="CharStyle15"><text:span text:style-name="T7">Kdo tvrdé dlane má</text:span></text:span></text:p>
        <text:p text:style-name="P9"><text:span text:style-name="CharStyle15"><text:span text:style-name="T7">a mozole z krvi,</text:span></text:span></text:p>
        <text:p text:style-name="P9"><text:span text:style-name="CharStyle15"><text:span text:style-name="T7">má i sny tvrdé.</text:span></text:span></text:p>
        <text:p text:style-name="P10"><text:span text:style-name="CharStyle15"><text:span text:style-name="T7"/></text:span></text:p>
        <text:p text:style-name="P9"><text:span text:style-name="CharStyle15"><text:span text:style-name="T7">Ja mám dievčenské dlane</text:span></text:span></text:p>
        <text:p text:style-name="P9"><text:span text:style-name="CharStyle15"><text:span text:style-name="T7">a chcem mať srdce dobrotivé,</text:span></text:span></text:p>
        <text:p text:style-name="P9"><text:span text:style-name="CharStyle15"><text:span text:style-name="T7">preto môžem snívať</text:span></text:span></text:p>
        <text:p text:style-name="P9"><text:span text:style-name="CharStyle15"><text:span text:style-name="T7">sny dôverivé.</text:span></text:span></text:p>
        <text:p text:style-name="P10"><text:span text:style-name="CharStyle15"><text:span text:style-name="T7"/></text:span></text:p>
        <text:p text:style-name="P9"><text:span text:style-name="CharStyle15"><text:span text:style-name="T7">Je pred Vianociami</text:span></text:span></text:p>
        <text:p text:style-name="P9"><text:span text:style-name="CharStyle15"><text:span text:style-name="T7">a v obchodoch</text:span></text:span></text:p>
        <text:p text:style-name="P9"><text:span text:style-name="CharStyle15"><text:span text:style-name="T7">mnoho je krásnych vecí;</text:span></text:span></text:p>
        <text:p text:style-name="P9"><text:span text:style-name="CharStyle15"><text:span text:style-name="T7">aby tulácke deti,</text:span></text:span></text:p>
        <text:p text:style-name="P9"><text:soft-page-break/><text:span text:style-name="CharStyle15"><text:span text:style-name="T7">bez domova,</text:span></text:span></text:p>
        <text:p text:style-name="P9"><text:span text:style-name="CharStyle15"><text:span text:style-name="T7">lepšie mohly veriť,</text:span></text:span></text:p>
        <text:p text:style-name="P9"><text:span text:style-name="CharStyle15"><text:span text:style-name="T7">že na predmestia</text:span></text:span></text:p>
        <text:p text:style-name="P9"><text:span text:style-name="CharStyle15"><text:span text:style-name="T7">nechodí maličký Ježiš.</text:span></text:span></text:p>
        <text:p text:style-name="P10"><text:span text:style-name="CharStyle15"><text:span text:style-name="T7"/></text:span></text:p>
        <text:p text:style-name="P9"><text:span text:style-name="CharStyle15"><text:span text:style-name="T7">Preto sa mi snívalo,</text:span></text:span></text:p>
        <text:p text:style-name="P9"><text:span text:style-name="CharStyle15"><text:span text:style-name="T7">že šiel Ji</text:span></text:span><text:span text:style-name="CharStyle15"><text:span text:style-name="T8">ř</text:span></text:span><text:span text:style-name="CharStyle15"><text:span text:style-name="T7">í Wolker</text:span></text:span></text:p>
        <text:p text:style-name="P11"><text:span text:style-name="CharStyle15"><text:span text:style-name="T7">predmestím parížskym</text:span></text:span></text:p>
        <text:p text:style-name="P9"><text:span text:style-name="CharStyle15"><text:span text:style-name="T7">a niesol mnoho</text:span></text:span></text:p>
        <text:p text:style-name="P9"><text:span text:style-name="CharStyle15"><text:span text:style-name="T7">zlatých pomarančov.</text:span></text:span></text:p>
        <text:p text:style-name="P10"><text:span text:style-name="CharStyle15"><text:span text:style-name="T7"/></text:span></text:p>
        <text:p text:style-name="P9"><text:span text:style-name="CharStyle15"><text:span text:style-name="T7">S dobrými slovami</text:span></text:span></text:p>
        <text:p text:style-name="P9"><text:span text:style-name="CharStyle15"><text:span text:style-name="T7">rozdal ich všetky</text:span></text:span></text:p>
        <text:p text:style-name="P9"><text:span text:style-name="CharStyle15"><text:span text:style-name="T7">medzi otrhancov</text:span></text:span></text:p>
        <text:p text:style-name="P9"><text:span text:style-name="CharStyle15"><text:span text:style-name="T7">a povedal:</text:span></text:span></text:p>
        <text:p text:style-name="P10"><text:span text:style-name="CharStyle15"><text:span text:style-name="T7"/></text:span></text:p>
        <text:p text:style-name="P9"><text:span text:style-name="CharStyle15"><text:span text:style-name="T7">Vianoce budú pekné,</text:span></text:span></text:p>
        <text:p text:style-name="P9"><text:span text:style-name="CharStyle15"><text:span text:style-name="T7">lebo niet rozdielu</text:span></text:span></text:p>
        <text:p text:style-name="P9"><text:span text:style-name="CharStyle15"><text:span text:style-name="T7">medzi </text:span></text:span><text:span text:style-name="CharStyle15"><text:span text:style-name="T3">ľ</text:span></text:span><text:span text:style-name="CharStyle15"><text:span text:style-name="T7">u</text:span></text:span><text:span text:style-name="CharStyle15"><text:span text:style-name="T8">ď</text:span></text:span><text:span text:style-name="CharStyle15"><text:span text:style-name="T7">mi.</text:span></text:span></text:p>
        <text:p text:style-name="P10"><text:span text:style-name="CharStyle15"><text:span text:style-name="T7"/></text:span></text:p>
        <text:p text:style-name="P7"><text:span text:style-name="CharStyle15"><text:span text:style-name="T7"/></text:span></text:p>
        <text:p text:style-name="P7"><text:span text:style-name="CharStyle15"><text:span text:style-name="T7">V ULICI ST. JACQUES</text:span></text:span></text:p>
        <text:p text:style-name="P10"><text:span text:style-name="CharStyle15"><text:span text:style-name="T7"/></text:span></text:p>
        <text:p text:style-name="P9"><text:span text:style-name="CharStyle15"><text:span text:style-name="T7">Vo ve</text:span></text:span><text:span text:style-name="CharStyle15"><text:span text:style-name="T3">ľ</text:span></text:span><text:span text:style-name="CharStyle15"><text:span text:style-name="T7">kom cudzom meste</text:span></text:span></text:p>
        <text:p text:style-name="P9"><text:span text:style-name="CharStyle15"><text:span text:style-name="T7">vysoko pod strechami</text:span></text:span></text:p>
        <text:p text:style-name="P9"><text:span text:style-name="CharStyle15"><text:span text:style-name="T7">budeme sami:</text:span></text:span></text:p>
        <text:p text:style-name="P10"><text:span text:style-name="CharStyle15"><text:span text:style-name="T7"/></text:span></text:p>
        <text:p text:style-name="P9"><text:span text:style-name="CharStyle15"><text:span text:style-name="T7">moje knihy, obrázok,</text:span></text:span></text:p>
        <text:p text:style-name="P9"><text:span text:style-name="CharStyle15"><text:span text:style-name="T7">darček od milého</text:span></text:span></text:p>
        <text:p text:style-name="P10"><text:span text:style-name="CharStyle15"><text:span text:style-name="T7">a ja.</text:span></text:span></text:p>
        <text:p text:style-name="P10"><text:span text:style-name="CharStyle15"><text:span text:style-name="T7"/></text:span></text:p>
        <text:p text:style-name="P9"><text:span text:style-name="CharStyle15"><text:span text:style-name="T7">Ke</text:span></text:span><text:span text:style-name="CharStyle15"><text:span text:style-name="T8">ď</text:span></text:span><text:span text:style-name="CharStyle15"><text:span text:style-name="T7"> utíchne hukot ulice</text:span></text:span></text:p>
        <text:p text:style-name="P9"><text:span text:style-name="CharStyle15"><text:span text:style-name="T7">a zachmúrené parížske nebo</text:span></text:span></text:p>
        <text:p text:style-name="P9"><text:span text:style-name="CharStyle15"><text:span text:style-name="T7">hrsť dáž</text:span></text:span><text:span text:style-name="CharStyle15"><text:span text:style-name="T8">ď</text:span></text:span><text:span text:style-name="CharStyle15"><text:span text:style-name="T7">a v oblok roztrasie,</text:span></text:span></text:p>
        <text:p text:style-name="P9"><text:span text:style-name="CharStyle15"><text:span text:style-name="T7">bude mi smutno.</text:span></text:span></text:p>
        <text:p text:style-name="P10"><text:soft-page-break/><text:span text:style-name="CharStyle15"><text:span text:style-name="T7"/></text:span></text:p>
        <text:p text:style-name="P9"><text:span text:style-name="CharStyle15"><text:span text:style-name="T7">Moje veci sa do ticha rozhovoria,</text:span></text:span></text:p>
        <text:p text:style-name="P9"><text:span text:style-name="CharStyle15"><text:span text:style-name="T7">aby ma potešily.</text:span></text:span></text:p>
        <text:p text:style-name="P10"><text:span text:style-name="CharStyle15"><text:span text:style-name="T7"/></text:span></text:p>
        <text:p text:style-name="P7"><text:span text:style-name="CharStyle15"><text:span text:style-name="T7">Musím ich pohladiť.</text:span></text:span></text:p>
        <text:p text:style-name="P10"><text:span text:style-name="CharStyle15"><text:span text:style-name="T7"/></text:span></text:p>
        <text:p text:style-name="P7"><text:span text:style-name="CharStyle15"><text:span text:style-name="T7"/></text:span></text:p>
        <text:p text:style-name="P7"><text:span text:style-name="CharStyle15"><text:span text:style-name="T7">P</text:span></text:span><text:span text:style-name="CharStyle15"><text:span text:style-name="T13">È</text:span></text:span><text:span text:style-name="CharStyle15"><text:span text:style-name="T7">RE LACHAISE</text:span></text:span></text:p>
        <text:p text:style-name="P10"><text:span text:style-name="CharStyle15"><text:span text:style-name="T7"/></text:span></text:p>
        <text:p text:style-name="P9"><text:span text:style-name="CharStyle15"><text:span text:style-name="T7">Nemyslím na mŕtvych</text:span></text:span><text:span text:style-name="CharStyle15"><text:span text:style-name="T1">.</text:span></text:span></text:p>
        <text:p text:style-name="P9"><text:span text:style-name="CharStyle15"><text:span text:style-name="T7">Zelené tuje</text:span></text:span></text:p>
        <text:p text:style-name="P9"><text:span text:style-name="CharStyle15"><text:span text:style-name="T7">šumia do ticha</text:span></text:span></text:p>
        <text:p text:style-name="P9"><text:span text:style-name="CharStyle15"><text:span text:style-name="T7">a žijú.</text:span></text:span></text:p>
        <text:p text:style-name="P10"><text:span text:style-name="CharStyle15"><text:span text:style-name="T7"/></text:span></text:p>
        <text:p text:style-name="P9"><text:span text:style-name="CharStyle15"><text:span text:style-name="T7">Jesenné nebo horí</text:span></text:span></text:p>
        <text:p text:style-name="P9"><text:span text:style-name="CharStyle15"><text:span text:style-name="T7">a zlaté lístie</text:span></text:span></text:p>
        <text:p text:style-name="P9"><text:span text:style-name="CharStyle15"><text:span text:style-name="T7">pieskovým chodníkom</text:span></text:span></text:p>
        <text:p text:style-name="P9"><text:span text:style-name="CharStyle15"><text:span text:style-name="T7">šuchoce mel</text:span></text:span><text:span text:style-name="CharStyle15"><text:span text:style-name="T3">o</text:span></text:span><text:span text:style-name="CharStyle15"><text:span text:style-name="T7">diu.</text:span></text:span></text:p>
        <text:p text:style-name="P10"><text:span text:style-name="CharStyle15"><text:span text:style-name="T7"/></text:span></text:p>
        <text:p text:style-name="P9"><text:span text:style-name="CharStyle15"><text:span text:style-name="T7">Biele mramory</text:span></text:span></text:p>
        <text:p text:style-name="P9"><text:span text:style-name="CharStyle15"><text:span text:style-name="T7">hovoria o živote.</text:span></text:span></text:p>
        <text:p text:style-name="P10"><text:span text:style-name="CharStyle15"><text:span text:style-name="T7"/></text:span></text:p>
        <text:p text:style-name="P9"><text:span text:style-name="CharStyle15"><text:span text:style-name="T7">Na sláčik myslím,</text:span></text:span></text:p>
        <text:p text:style-name="P9"><text:span text:style-name="CharStyle15"><text:span text:style-name="T7">paletu,</text:span></text:span></text:p>
        <text:p text:style-name="P9"><text:span text:style-name="CharStyle15"><text:span text:style-name="T7">na vypadnuté dláto.</text:span></text:span></text:p>
        <text:p text:style-name="P10"><text:span text:style-name="CharStyle15"><text:span text:style-name="T7"/></text:span></text:p>
        <text:p text:style-name="P9"><text:span text:style-name="CharStyle15"><text:span text:style-name="T7">Polohu najvyššiu</text:span></text:span></text:p>
        <text:p text:style-name="P9"><text:span text:style-name="CharStyle15"><text:span text:style-name="T7">sonáty nedohranej.</text:span></text:span></text:p>
        <text:p text:style-name="P10"><text:span text:style-name="CharStyle15"><text:span text:style-name="T7"/></text:span></text:p>
        <text:p text:style-name="P9"><text:span text:style-name="CharStyle15"><text:span text:style-name="T7">Na nedokreslený úsmev</text:span></text:span></text:p>
        <text:p text:style-name="P9"><text:span text:style-name="CharStyle15"><text:span text:style-name="T7">prekrásnej panej —</text:span></text:span></text:p>
        <text:p text:style-name="P9"><text:span text:style-name="CharStyle15"><text:span text:style-name="T7">torzo.</text:span></text:span></text:p>
        <text:p text:style-name="P3"><text:span text:style-name="CharStyle13"><text:span text:style-name="T7"/></text:span></text:p>
        <text:p text:style-name="P4"><text:span text:style-name="CharStyle13"><text:span text:style-name="T7"/></text:span></text:p>
        <text:p text:style-name="P10"><text:span text:style-name="CharStyle15"><text:span text:style-name="T7">VEČER</text:span></text:span></text:p>
        <text:p text:style-name="P14"><text:soft-page-break/><text:span text:style-name="CharStyle15"><text:span text:style-name="T7"/></text:span></text:p>
        <text:p text:style-name="P17"><text:span text:style-name="CharStyle15"><text:span text:style-name="T7">Tichý večer</text:span></text:span></text:p>
        <text:p text:style-name="P17"><text:span text:style-name="CharStyle15"><text:span text:style-name="T7">sadol si ku mne</text:span></text:span></text:p>
        <text:p text:style-name="P17"><text:span text:style-name="CharStyle15"><text:span text:style-name="T7">s všetkými hviezdami,</text:span></text:span></text:p>
        <text:p text:style-name="P17"><text:span text:style-name="CharStyle15"><text:span text:style-name="T7">aby mi rozprával.</text:span></text:span></text:p>
        <text:p text:style-name="P14"><text:span text:style-name="CharStyle15"><text:span text:style-name="T7"/></text:span></text:p>
        <text:p text:style-name="P17"><text:span text:style-name="CharStyle15"><text:span text:style-name="T7">Musí by</text:span></text:span><text:span text:style-name="CharStyle15"><text:span text:style-name="T8">ť</text:span></text:span></text:p>
        <text:p text:style-name="P17"><text:span text:style-name="CharStyle15"><text:span text:style-name="T7">ve</text:span></text:span><text:span text:style-name="CharStyle15"><text:span text:style-name="T3">ľ</text:span></text:span><text:span text:style-name="CharStyle15"><text:span text:style-name="T7">mi starý</text:span></text:span></text:p>
        <text:p text:style-name="P17"><text:span text:style-name="CharStyle15"><text:span text:style-name="T7">a múdry.</text:span></text:span></text:p>
        <text:p text:style-name="P14"><text:span text:style-name="CharStyle15"><text:span text:style-name="T7"/></text:span></text:p>
        <text:p text:style-name="P17"><text:span text:style-name="CharStyle15"><text:span text:style-name="T7">V m</text:span></text:span><text:span text:style-name="CharStyle15"><text:span text:style-name="T3">ĺ</text:span></text:span><text:span text:style-name="CharStyle15"><text:span text:style-name="T7">kvotu</text:span></text:span></text:p>
        <text:p text:style-name="P17"><text:span text:style-name="CharStyle15"><text:span text:style-name="T7">zriedka</text:span></text:span></text:p>
        <text:p text:style-name="P17"><text:span text:style-name="CharStyle15"><text:span text:style-name="T7">prehovorí.</text:span></text:span></text:p>
        <text:p text:style-name="P14"><text:span text:style-name="CharStyle15"><text:span text:style-name="T7"/></text:span></text:p>
        <text:p text:style-name="P17"><text:span text:style-name="CharStyle15"><text:span text:style-name="T7">Ale ja mám</text:span></text:span></text:p>
        <text:p text:style-name="P17"><text:span text:style-name="CharStyle15"><text:span text:style-name="T7">hviezdy rada,</text:span></text:span></text:p>
        <text:p text:style-name="P17"><text:span text:style-name="CharStyle15"><text:span text:style-name="T7">rozumiem</text:span></text:span></text:p>
        <text:p text:style-name="P17"><text:span text:style-name="CharStyle15"><text:span text:style-name="T7">jeho reči.</text:span></text:span></text:p>
        <text:p text:style-name="P10"><text:span text:style-name="CharStyle15"><text:span text:style-name="T7"/></text:span></text:p>
        <text:p text:style-name="P9"><text:span text:style-name="CharStyle15"><text:span text:style-name="T7">Rozprával o noci,</text:span></text:span></text:p>
        <text:p text:style-name="P9"><text:span text:style-name="CharStyle15"><text:span text:style-name="T7">láske</text:span></text:span></text:p>
        <text:p text:style-name="P9"><text:span text:style-name="CharStyle15"><text:span text:style-name="T7">a neresti</text:span></text:span></text:p>
        <text:p text:style-name="P9"><text:span text:style-name="CharStyle15"><text:span text:style-name="T7">na predmestí.</text:span></text:span></text:p>
        <text:p text:style-name="P3"><text:span text:style-name="CharStyle21"><text:span text:style-name="T7"/></text:span></text:p>
        <text:p text:style-name="P2"><text:span text:style-name="CharStyle24"><text:span text:style-name="T1"/></text:span></text:p>
        <text:p text:style-name="P10"><text:span text:style-name="CharStyle15"><text:span text:style-name="T7">JESE</text:span></text:span><text:span text:style-name="CharStyle15"><text:span text:style-name="T1">Ň</text:span></text:span></text:p>
        <text:p text:style-name="P10"><text:span text:style-name="CharStyle15"><text:span text:style-name="T7"/></text:span></text:p>
        <text:p text:style-name="P9"><text:span text:style-name="CharStyle15"><text:span text:style-name="T7">V záhrade luxemburskej</text:span></text:span></text:p>
        <text:p text:style-name="P9"><text:span text:style-name="CharStyle15"><text:span text:style-name="T7">pradie jeseň</text:span></text:span></text:p>
        <text:p text:style-name="P9"><text:span text:style-name="CharStyle15"><text:span text:style-name="T7">zlatý kúdol.</text:span></text:span></text:p>
        <text:p text:style-name="P10"><text:span text:style-name="CharStyle15"><text:span text:style-name="T7"/></text:span></text:p>
        <text:p text:style-name="P9"><text:span text:style-name="CharStyle15"><text:span text:style-name="T7">Kam sa zvrtne s kolovratom,</text:span></text:span></text:p>
        <text:p text:style-name="P9"><text:span text:style-name="CharStyle15"><text:span text:style-name="T7">zlaté niti</text:span></text:span></text:p>
        <text:p text:style-name="P9"><text:span text:style-name="CharStyle15"><text:span text:style-name="T7">porozvláča.</text:span></text:span></text:p>
        <text:p text:style-name="P10"><text:span text:style-name="CharStyle15"><text:span text:style-name="T7"/></text:span></text:p>
        <text:p text:style-name="P9"><text:soft-page-break/><text:span text:style-name="CharStyle15"><text:span text:style-name="T7">Zdola nahor,</text:span></text:span></text:p>
        <text:p text:style-name="P9"><text:span text:style-name="CharStyle15"><text:span text:style-name="T7">shora </text:span></text:span><text:span text:style-name="CharStyle15"><text:span text:style-name="T1">—</text:span></text:span><text:span text:style-name="CharStyle15"><text:span text:style-name="T7"> nadol —</text:span></text:span></text:p>
        <text:p text:style-name="P9"><text:span text:style-name="CharStyle15"><text:span text:style-name="T7">pradie, pradie,</text:span></text:span></text:p>
        <text:p text:style-name="P9"><text:span text:style-name="CharStyle15"><text:span text:style-name="T7">ponáhľa sa.</text:span></text:span></text:p>
        <text:p text:style-name="P20"><text:span text:style-name="CharStyle17"><text:span text:style-name="T1"/></text:span></text:p>
        <text:p text:style-name="P21"><text:span text:style-name="CharStyle17"><text:span text:style-name="T1"/></text:span></text:p>
        <text:p text:style-name="P21"><text:span text:style-name="CharStyle17"><text:span text:style-name="T4">VI</text:span></text:span></text:p>
        <text:p text:style-name="P21"><text:span text:style-name="CharStyle17"><text:span text:style-name="T4"/></text:span></text:p>
        <text:p text:style-name="P10"><text:span text:style-name="CharStyle15"><text:span text:style-name="T7">TULÁCKA</text:span></text:span></text:p>
        <text:p text:style-name="P10"><text:span text:style-name="CharStyle15"><text:span text:style-name="T7"/></text:span></text:p>
        <text:p text:style-name="P9"><text:span text:style-name="CharStyle15"><text:span text:style-name="T7">Každým trhnutím vesla</text:span></text:span></text:p>
        <text:p text:style-name="P9"><text:span text:style-name="CharStyle15"><text:span text:style-name="T7">brehy sú ďalej</text:span></text:span><text:span text:style-name="CharStyle15"><text:span text:style-name="T1">.</text:span></text:span></text:p>
        <text:p text:style-name="P10"><text:span text:style-name="CharStyle15"><text:span text:style-name="T7"/></text:span></text:p>
        <text:p text:style-name="P9"><text:span text:style-name="CharStyle15"><text:span text:style-name="T7">Keby ma loďka</text:span></text:span></text:p>
        <text:p text:style-name="P9"><text:span text:style-name="CharStyle15"><text:span text:style-name="T7">za túhou niesla,</text:span></text:span></text:p>
        <text:p text:style-name="P9"><text:span text:style-name="CharStyle15"><text:span text:style-name="T7">šla by dnes kraj sveta</text:span></text:span></text:p>
        <text:p text:style-name="P9"><text:span text:style-name="CharStyle15"><text:span text:style-name="T7">za srdcom zmámeným.</text:span></text:span></text:p>
        <text:p text:style-name="P10"><text:span text:style-name="CharStyle15"><text:span text:style-name="T7"/></text:span></text:p>
        <text:p text:style-name="P9"><text:span text:style-name="CharStyle15"><text:span text:style-name="T7">Ale ja veslujem</text:span></text:span></text:p>
        <text:p text:style-name="P9"><text:span text:style-name="CharStyle15"><text:span text:style-name="T7">na malom člne…</text:span></text:span></text:p>
        <text:p text:style-name="P9"><text:span text:style-name="CharStyle15"><text:span text:style-name="T7">Morom mi jazero,</text:span></text:span></text:p>
        <text:p text:style-name="P9"><text:span text:style-name="CharStyle15"><text:span text:style-name="T7">kraj sveta — hory.</text:span></text:span></text:p>
        <text:p text:style-name="P10"><text:span text:style-name="CharStyle15"><text:span text:style-name="T7"/></text:span></text:p>
        <text:p text:style-name="P9"><text:span text:style-name="CharStyle15"><text:span text:style-name="T7">Slnce sa do v</text:span></text:span><text:span text:style-name="CharStyle15"><text:span text:style-name="T3">ĺ</text:span></text:span><text:span text:style-name="CharStyle15"><text:span text:style-name="T7">n</text:span></text:span></text:p>
        <text:p text:style-name="P9"><text:span text:style-name="CharStyle15"><text:span text:style-name="T7">v strieborné zvonce lomí —</text:span></text:span></text:p>
        <text:p text:style-name="P9"><text:span text:style-name="CharStyle15"><text:span text:style-name="T7">Veslami vyzváňam</text:span></text:span></text:p>
        <text:p text:style-name="P9"><text:span text:style-name="CharStyle15"><text:span text:style-name="T7">tulácku pieseň</text:span></text:span></text:p>
        <text:p text:style-name="P9"><text:span text:style-name="CharStyle15"><text:span text:style-name="T7">na vlnách.</text:span></text:span></text:p>
        <text:p text:style-name="P3"><text:span text:style-name="CharStyle13"><text:span text:style-name="T7"/></text:span></text:p>
        <text:p text:style-name="P11"><text:span text:style-name="CharStyle15"><text:span text:style-name="T7">Nad hlavou letia mi</text:span></text:span></text:p>
        <text:p text:style-name="P9"><text:span text:style-name="CharStyle15"><text:span text:style-name="T7">divoké husi —</text:span></text:span></text:p>
        <text:p text:style-name="P9"><text:span text:style-name="CharStyle15"><text:span text:style-name="T7">môj čln ich nedohon</text:span></text:span><text:span text:style-name="CharStyle15"><text:span text:style-name="T1">í..</text:span></text:span><text:span text:style-name="CharStyle15"><text:span text:style-name="T7">.</text:span></text:span></text:p>
        <text:p text:style-name="P10"><text:span text:style-name="CharStyle15"><text:span text:style-name="T7"/></text:span></text:p>
        <text:p text:style-name="P9"><text:span text:style-name="CharStyle15"><text:span text:style-name="T7">Človek si srdcom ukuje okovy</text:span></text:span></text:p>
        <text:p text:style-name="P9"><text:span text:style-name="CharStyle15"><text:span text:style-name="T7">a v nich žiť musí.</text:span></text:span></text:p>
        <text:p text:style-name="P10"><text:soft-page-break/><text:span text:style-name="CharStyle15"><text:span text:style-name="T7"/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icrosoft Sans Serif" svg:font-family="'Microsoft Sans Serif'"/>
    <style:font-face style:name="Arial1" svg:font-family="Arial" style:font-family-generic="swiss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Základný_20_text_20__28_9_29_" style:display-name="Základný text (9)" style:family="paragraph" style:master-page-name="">
      <loext:graphic-properties draw:fill="none" draw:fill-color="#729fcf"/>
      <style:paragraph-properties style:page-number="auto" fo:background-color="transparent"/>
    </style:style>
    <style:style style:name="Názov_20_obrázka" style:display-name="Názov obrázka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10_29_" style:display-name="Základný text (10)" style:family="paragraph" style:master-page-name="">
      <loext:graphic-properties draw:fill="none" draw:fill-color="#729fcf"/>
      <style:paragraph-properties fo:margin-left="0cm" fo:margin-right="0cm" fo:text-indent="1.199cm" style:auto-text-indent="false" style:page-number="auto" fo:background-color="transparent"/>
    </style:style>
    <style:style style:name="Hlavička_20_alebo_20_päta" style:display-name="Hlavička alebo päta" style:family="paragraph" style:master-page-name="">
      <loext:graphic-properties draw:fill="none" draw:fill-color="#729fcf"/>
      <style:paragraph-properties fo:text-align="end" style:justify-single-word="false" style:page-number="auto" fo:background-color="transparent"/>
    </style:style>
    <style:style style:name="Základný_20_text" style:display-name="Základný text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4_29_" style:display-name="Základný text (4)" style:family="paragraph" style:master-page-name="">
      <loext:graphic-properties draw:fill="none" draw:fill-color="#729fcf"/>
      <style:paragraph-properties fo:text-align="end" style:justify-single-word="false" style:page-number="auto" fo:background-color="transparent"/>
    </style:style>
    <style:style style:name="Základný_20_text_20__28_2_29_" style:display-name="Základný text (2)" style:family="paragraph" style:master-page-name="">
      <loext:graphic-properties draw:fill="none" draw:fill-color="#729fcf"/>
      <style:paragraph-properties fo:margin-left="2.081cm" fo:margin-right="0cm" fo:text-align="end" style:justify-single-word="false" fo:text-indent="0cm" style:auto-text-indent="false" style:page-number="auto" fo:background-color="transparent"/>
    </style:style>
    <style:style style:name="Iné" style:family="paragraph" style:master-page-name="">
      <loext:graphic-properties draw:fill="none" draw:fill-color="#729fcf"/>
      <style:paragraph-properties style:page-number="auto"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Microsoft Sans Serif" fo:font-family="'Microsoft Sans Serif'" fo:font-size="12pt" fo:letter-spacing="normal" fo:language="sk" fo:country="SK" style:font-name-asian="Microsoft Sans Serif" style:font-family-asian="'Microsoft Sans Serif'" style:font-size-asian="12pt" style:language-asian="sk" style:country-asian="SK" style:font-name-complex="Microsoft Sans Serif" style:font-family-complex="'Microsoft Sans Serif'" style:font-size-complex="12pt" style:language-complex="sk" style:country-complex="SK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/>
    <style:style style:name="CharStyle6" style:family="text" style:parent-style-name="DefaultFontStyle"/>
    <style:style style:name="CharStyle7" style:family="text" style:parent-style-name="CharStyle6">
      <style:text-properties fo:color="#000000" fo:language="sk" fo:country="SK" style:language-asian="sk" style:country-asian="SK" style:language-complex="sk" style:country-complex="SK"/>
    </style:style>
    <style:style style:name="CharStyle8" style:family="text" style:parent-style-name="CharStyle6">
      <style:text-properties fo:font-variant="small-caps" fo:color="#000000" fo:language="sk" fo:country="SK" style:language-asian="sk" style:country-asian="SK" style:language-complex="sk" style:country-complex="SK"/>
    </style:style>
    <style:style style:name="CharStyle10" style:family="text" style:parent-style-name="DefaultFontStyle"/>
    <style:style style:name="CharStyle11" style:family="text" style:parent-style-name="CharStyle6">
      <style:text-properties fo:color="#000000" fo:language="sk" fo:country="SK" style:language-asian="sk" style:country-asian="SK" style:language-complex="sk" style:country-complex="SK"/>
    </style:style>
    <style:style style:name="CharStyle13" style:family="text" style:parent-style-name="DefaultFontStyle"/>
    <style:style style:name="CharStyle15" style:family="text" style:parent-style-name="DefaultFontStyle"/>
    <style:style style:name="CharStyle17" style:family="text" style:parent-style-name="DefaultFontStyle"/>
    <style:style style:name="CharStyle19" style:family="text" style:parent-style-name="DefaultFontStyle"/>
    <style:style style:name="CharStyle20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21" style:family="text" style:parent-style-name="CharStyle13">
      <style:text-properties fo:color="#000000" fo:language="sk" fo:country="SK" style:language-asian="sk" style:country-asian="SK" style:language-complex="sk" style:country-complex="SK"/>
    </style:style>
    <style:style style:name="CharStyle23" style:family="text" style:parent-style-name="DefaultFontStyle"/>
    <style:style style:name="CharStyle24" style:family="text" style:parent-style-name="CharStyle23">
      <style:text-properties fo:color="#000000" fo:language="sk" fo:country="SK" style:language-asian="sk" style:country-asian="SK" style:language-complex="sk" style:country-complex="SK"/>
    </style:style>
    <style:style style:name="Numbering_20_Symbols" style:display-name="Numbering Symbols" style:family="text"/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cm"/>
      </style:header-style>
      <style:footer-style>
        <style:header-footer-properties fo:min-height="0.635cm" fo:margin-left="0cm" fo:margin-right="0cm" fo:margin-top="0.635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/>
    <dc:subject/>
    <meta:initial-creator/>
    <meta:keyword/>
    <dc:date>2024-02-20T11:47:43.892000000</dc:date>
    <meta:editing-duration>PT1H3M30S</meta:editing-duration>
    <meta:editing-cycles>1</meta:editing-cycles>
    <meta:generator>LibreOffice/6.3.1.2$Windows_x86 LibreOffice_project/b79626edf0065ac373bd1df5c28bd630b4424273</meta:generator>
    <meta:document-statistic meta:table-count="0" meta:image-count="0" meta:object-count="0" meta:page-count="19" meta:paragraph-count="460" meta:word-count="1285" meta:character-count="7041" meta:non-whitespace-character-count="6199"/>
  </office:meta>
</office:document-meta>
</file>